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7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7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7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7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8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1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I4"/>
      <style:map style:condition="is-true-formula(IF([.$E4]=&quot;VRAI&quot;))" style:apply-style-name="VRAI" style:base-cell-address="'x --&gt; %'.I4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I5"/>
      <style:map style:condition="is-true-formula(IF([.$E5]=&quot;VRAI&quot;))" style:apply-style-name="VRAI" style:base-cell-address="'x --&gt; %'.I5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I6"/>
      <style:map style:condition="is-true-formula(IF([.$E6]=&quot;VRAI&quot;))" style:apply-style-name="VRAI" style:base-cell-address="'x --&gt; %'.I6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I7"/>
      <style:map style:condition="is-true-formula(IF([.$E7]=&quot;VRAI&quot;))" style:apply-style-name="VRAI" style:base-cell-address="'x --&gt; %'.I7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I8"/>
      <style:map style:condition="is-true-formula(IF([.$E8]=&quot;VRAI&quot;))" style:apply-style-name="VRAI" style:base-cell-address="'x --&gt; %'.I8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I9"/>
      <style:map style:condition="is-true-formula(IF([.$E9]=&quot;VRAI&quot;))" style:apply-style-name="VRAI" style:base-cell-address="'x --&gt; %'.I9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I10"/>
      <style:map style:condition="is-true-formula(IF([.$E10]=&quot;VRAI&quot;))" style:apply-style-name="VRAI" style:base-cell-address="'x --&gt; %'.I10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I11"/>
      <style:map style:condition="is-true-formula(IF([.$E11]=&quot;VRAI&quot;))" style:apply-style-name="VRAI" style:base-cell-address="'x --&gt; %'.I11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I12"/>
      <style:map style:condition="is-true-formula(IF([.$E12]=&quot;VRAI&quot;))" style:apply-style-name="VRAI" style:base-cell-address="'x --&gt; %'.I12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I13"/>
      <style:map style:condition="is-true-formula(IF([.$E13]=&quot;VRAI&quot;))" style:apply-style-name="VRAI" style:base-cell-address="'x --&gt; %'.I13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J4"/>
      <style:map style:condition="is-true-formula(IF([.$E4]=&quot;VRAI&quot;))" style:apply-style-name="VRAI" style:base-cell-address="'x --&gt; %'.J4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J5"/>
      <style:map style:condition="is-true-formula(IF([.$E5]=&quot;VRAI&quot;))" style:apply-style-name="VRAI" style:base-cell-address="'x --&gt; %'.J5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J6"/>
      <style:map style:condition="is-true-formula(IF([.$E6]=&quot;VRAI&quot;))" style:apply-style-name="VRAI" style:base-cell-address="'x --&gt; %'.J6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J7"/>
      <style:map style:condition="is-true-formula(IF([.$E7]=&quot;VRAI&quot;))" style:apply-style-name="VRAI" style:base-cell-address="'x --&gt; %'.J7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J8"/>
      <style:map style:condition="is-true-formula(IF([.$E8]=&quot;VRAI&quot;))" style:apply-style-name="VRAI" style:base-cell-address="'x --&gt; %'.J8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J9"/>
      <style:map style:condition="is-true-formula(IF([.$E9]=&quot;VRAI&quot;))" style:apply-style-name="VRAI" style:base-cell-address="'x --&gt; %'.J9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J10"/>
      <style:map style:condition="is-true-formula(IF([.$E10]=&quot;VRAI&quot;))" style:apply-style-name="VRAI" style:base-cell-address="'x --&gt; %'.J10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J11"/>
      <style:map style:condition="is-true-formula(IF([.$E11]=&quot;VRAI&quot;))" style:apply-style-name="VRAI" style:base-cell-address="'x --&gt; %'.J11"/>
    </style:style>
    <style:style style:name="ce2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J12"/>
      <style:map style:condition="is-true-formula(IF([.$E12]=&quot;VRAI&quot;))" style:apply-style-name="VRAI" style:base-cell-address="'x --&gt; %'.J12"/>
    </style:style>
    <style:style style:name="ce2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J13"/>
      <style:map style:condition="is-true-formula(IF([.$E13]=&quot;VRAI&quot;))" style:apply-style-name="VRAI" style:base-cell-address="'x --&gt; %'.J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062jW8tvciCSMDp55ZFnD+P5j2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5" form:id="control5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7" form:id="control7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line draw:z-index="5" draw:style-name="gr1" draw:text-style-name="P1" svg:x1="20.15mm" svg:y1="81.29mm" svg:x2="35.15mm" svg:y2="86.29mm">
            <text:p/>
          </draw:line>
          <draw:line draw:z-index="8" draw:style-name="gr1" draw:text-style-name="P1" svg:x1="20.15mm" svg:y1="81.29mm" svg:x2="35.15mm" svg:y2="86.29mm">
            <text:p/>
          </draw:line>
          <draw:frame draw:z-index="11" draw:name="Image 1" draw:style-name="gr2" draw:text-style-name="P2" svg:width="158.58mm" svg:height="17.45mm" svg:x="0mm" svg:y="66.03mm">
            <draw:image xlink:href="Pictures/10000000000002400000004202A8EFAE04BCB5E7.png" xlink:type="simple" xlink:show="embed" xlink:actuate="onLoad">
              <text:p/>
            </draw:image>
          </draw:frame>
          <draw:line draw:z-index="12" draw:style-name="gr1" draw:text-style-name="P1" svg:x1="20.15mm" svg:y1="81.29mm" svg:x2="35.15mm" svg:y2="86.29mm">
            <text:p/>
          </draw:lin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4mm" table:end-y="4.42mm" draw:z-index="0" draw:style-name="gr3" draw:text-style-name="P3" svg:width="35.13mm" svg:height="9.16mm" svg:x="0mm" svg:y="0.55mm" draw:control="control1"/>
            <draw:control table:end-cell-address="Aide.B3" table:end-x="12.54mm" table:end-y="4.42mm" draw:z-index="3" draw:style-name="gr3" draw:text-style-name="P3" svg:width="35.13mm" svg:height="9.16mm" svg:x="0mm" svg:y="0.55mm" draw:control="control3"/>
            <draw:control table:end-cell-address="Aide.B3" table:end-x="12.54mm" table:end-y="4.42mm" draw:z-index="6" draw:style-name="gr3" draw:text-style-name="P3" svg:width="35.13mm" svg:height="9.16mm" svg:x="0mm" svg:y="0.55mm" draw:control="control5"/>
            <draw:control table:end-cell-address="Aide.B3" table:end-x="12.54mm" table:end-y="4.42mm" draw:z-index="9" draw:style-name="gr3" draw:text-style-name="P3" svg:width="35.13mm" svg:height="9.16mm" svg:x="0mm" svg:y="0.55mm" draw:control="control7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3">
            <draw:control table:end-cell-address="Aide.B7" table:end-x="12.2mm" table:end-y="3.25mm" draw:z-index="1" draw:style-name="gr3" draw:text-style-name="P3" svg:width="34.79mm" svg:height="10.14mm" svg:x="0mm" svg:y="3.7mm" draw:control="control2"/>
            <draw:control table:end-cell-address="Aide.B7" table:end-x="12.2mm" table:end-y="3.25mm" draw:z-index="4" draw:style-name="gr3" draw:text-style-name="P3" svg:width="34.79mm" svg:height="10.16mm" svg:x="0mm" svg:y="3.68mm" draw:control="control4"/>
            <draw:control table:end-cell-address="Aide.B7" table:end-x="12.2mm" table:end-y="3.25mm" draw:z-index="7" draw:style-name="gr3" draw:text-style-name="P3" svg:width="34.79mm" svg:height="10.14mm" svg:x="0mm" svg:y="3.7mm" draw:control="control6"/>
            <draw:control table:end-cell-address="Aide.B7" table:end-x="12.2mm" table:end-y="3.25mm" draw:z-index="10" draw:style-name="gr3" draw:text-style-name="P3" svg:width="34.79mm" svg:height="10.16mm" svg:x="0mm" svg:y="3.68mm" draw:control="control8"/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%" table:style-name="ta1" table:protected="true" table:protection-key="062jW8tvciCSMDp55ZFnD+P5j2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9"/>
          <draw:control draw:z-index="1" draw:style-name="gr3" draw:text-style-name="P3" svg:width="47.64mm" svg:height="23.87mm" svg:x="268.92mm" svg:y="59.78mm" draw:control="control10"/>
        </table:shapes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3">
          <table:table-cell table:style-name="ce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10"/>
          <table:covered-table-cell table:number-columns-repeated="2" table:style-name="ce34"/>
          <table:table-cell table:style-name="ce3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8"/>
          <table:covered-table-cell table:style-name="ce10"/>
          <table:covered-table-cell table:number-columns-repeated="2" table:style-name="ce34"/>
          <table:table-cell table:style-name="ce36"/>
          <table:table-cell table:number-columns-repeated="1017"/>
        </table:table-row>
        <table:table-row table:style-name="ro3"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Prix (€)</text:p>
          </table:table-cell>
          <table:table-cell table:style-name="ce10" office:value-type="string" calcext:value-type="string">
            <text:p>Montant (€)</text:p>
          </table:table-cell>
          <table:table-cell table:style-name="ce34" office:value-type="string" calcext:value-type="string">
            <text:p>V/F</text:p>
          </table:table-cell>
          <table:table-cell table:style-name="ce34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7" calcext:value-type="percentage">
            <text:p>70%</text:p>
          </table:table-cell>
          <table:table-cell table:style-name="ce45" table:formula="of:=INDEX([$Données.AJ$1:$Données.AJ$1048576];[$Données.AL3]+2)" office:value-type="float" office:value="430" calcext:value-type="float">
            <text:p>43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4]+2)" office:value-type="float" office:value="470" calcext:value-type="float">
            <text:p>47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9" calcext:value-type="percentage">
            <text:p>90%</text:p>
          </table:table-cell>
          <table:table-cell table:style-name="ce45" table:formula="of:=INDEX([$Données.AJ$1:$Données.AJ$1048576];[$Données.AL5]+2)" office:value-type="float" office:value="770" calcext:value-type="float">
            <text:p>77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6]+2)" office:value-type="float" office:value="240" calcext:value-type="float">
            <text:p>24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4" calcext:value-type="percentage">
            <text:p>40%</text:p>
          </table:table-cell>
          <table:table-cell table:style-name="ce45" table:formula="of:=INDEX([$Données.AJ$1:$Données.AJ$1048576];[$Données.AL7]+2)" office:value-type="float" office:value="540" calcext:value-type="float">
            <text:p>54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7" calcext:value-type="percentage">
            <text:p>70%</text:p>
          </table:table-cell>
          <table:table-cell table:style-name="ce31" table:formula="of:=INDEX([$Données.AJ$1:$Données.AJ$1048576];[$Données.AL8]+2)" office:value-type="float" office:value="220" calcext:value-type="float">
            <text:p>22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9]+2)" office:value-type="float" office:value="900" calcext:value-type="float">
            <text:p>90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7" calcext:value-type="percentage">
            <text:p>70%</text:p>
          </table:table-cell>
          <table:table-cell table:style-name="ce31" table:formula="of:=INDEX([$Données.AJ$1:$Données.AJ$1048576];[$Données.AL10]+2)" office:value-type="float" office:value="630" calcext:value-type="float">
            <text:p>63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11]+2)" office:value-type="float" office:value="210" calcext:value-type="float">
            <text:p>21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12]+2)" office:value-type="float" office:value="650" calcext:value-type="float">
            <text:p>65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3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3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3" table:number-rows-repeated="66">
          <table:table-cell table:style-name="ce16" table:number-columns-repeated="3"/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5:'%'.E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5:'%'.F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6:'%'.E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6:'%'.F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7:'%'.E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7:'%'.F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8:'%'.E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8:'%'.F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9:'%'.E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9:'%'.F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0:'%'.E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0:'%'.F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1:'%'.E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1:'%'.F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2:'%'.E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2:'%'.F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3:'%'.E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3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1" table:protected="true" table:protection-key="062jW8tvciCSMDp55ZFnD+P5j2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11" form:id="control11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11"/>
          <draw:control draw:z-index="1" draw:style-name="gr3" draw:text-style-name="P3" svg:width="46.95mm" svg:height="23.87mm" svg:x="316.25mm" svg:y="58.91mm" draw:control="control12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3">
          <table:table-cell table:style-name="ce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10"/>
          <table:covered-table-cell table:number-columns-repeated="7" table:style-name="ce34"/>
          <table:table-cell table:style-name="ce36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8"/>
          <table:covered-table-cell table:style-name="ce10"/>
          <table:covered-table-cell table:number-columns-repeated="7" table:style-name="ce34"/>
          <table:table-cell table:style-name="ce36"/>
          <table:table-cell table:number-columns-repeated="1013"/>
        </table:table-row>
        <table:table-row table:style-name="ro5"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34" office:value-type="string" calcext:value-type="string">
            <text:p><text:span text:style-name="T5">R (</text:span><text:span text:style-name="T6"></text:span>)</text:p>
          </table:table-cell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34" office:value-type="string" calcext:value-type="string">
            <text:p>V/F</text:p>
          </table:table-cell>
          <table:table-cell table:style-name="ce34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55%" calcext:value-type="string">
            <text:p>+55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74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20%" calcext:value-type="string">
            <text:p>+20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74%" calcext:value-type="string">
            <text:p>+74%</text:p>
          </table:table-cell>
          <table:table-cell table:style-name="ce25"/>
          <table:table-cell table:style-name="ce165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40%" calcext:value-type="string">
            <text:p>+40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900%" calcext:value-type="string">
            <text:p>+900%</text:p>
          </table:table-cell>
          <table:table-cell table:style-name="ce25"/>
          <table:table-cell table:style-name="ce166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93%" calcext:value-type="string">
            <text:p>+93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800%" calcext:value-type="string">
            <text:p>+80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77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500%" calcext:value-type="string">
            <text:p>+50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19%" calcext:value-type="string">
            <text:p>+19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178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-41%" calcext:value-type="string">
            <text:p>-41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600%" calcext:value-type="string">
            <text:p>+600%</text:p>
          </table:table-cell>
          <table:table-cell table:style-name="ce25"/>
          <table:table-cell table:style-name="ce169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700%" calcext:value-type="string">
            <text:p>+70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30%" calcext:value-type="string">
            <text:p>+30%</text:p>
          </table:table-cell>
          <table:table-cell table:style-name="ce25"/>
          <table:table-cell table:style-name="ce170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-21%" calcext:value-type="string">
            <text:p>-21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39%" calcext:value-type="string">
            <text:p>+39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181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10%" calcext:value-type="string">
            <text:p>+1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-3%" calcext:value-type="string">
            <text:p>-3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182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-82%" calcext:value-type="string">
            <text:p>-82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60%" calcext:value-type="string">
            <text:p>+60%</text:p>
          </table:table-cell>
          <table:table-cell table:style-name="ce25"/>
          <table:table-cell table:style-name="ce173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50%" calcext:value-type="string">
            <text:p>+5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3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3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3" table:number-rows-repeated="4">
          <table:table-cell table:style-name="ce16" table:number-columns-repeated="2"/>
          <table:table-cell table:number-columns-repeated="1022"/>
        </table:table-row>
        <table:table-row table:style-name="ro3" table:number-rows-repeated="3">
          <table:table-cell table:style-name="ce16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3" table:number-rows-repeated="4">
          <table:table-cell table:style-name="ce16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3" table:number-rows-repeated="62">
          <table:table-cell table:style-name="ce16" table:number-columns-repeated="2"/>
          <table:table-cell table:number-columns-repeated="102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6:'% --&gt; x'.E6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7:'% --&gt; x'.E7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8:'% --&gt; x'.E8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9:'% --&gt; x'.E9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0:'% --&gt; x'.E10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1:'% --&gt; x'.E11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2:'% --&gt; x'.E12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3:'% --&gt; x'.E13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6:'% --&gt; x'.D6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7:'% --&gt; x'.D7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8:'% --&gt; x'.D8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9:'% --&gt; x'.D9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0:'% --&gt; x'.D10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1:'% --&gt; x'.D11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2:'% --&gt; x'.D12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3:'% --&gt; x'.D13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6:'% --&gt; x'.I6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7:'% --&gt; x'.I7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8:'% --&gt; x'.I8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9:'% --&gt; x'.I9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0:'% --&gt; x'.I10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1:'% --&gt; x'.I11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2:'% --&gt; x'.I12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3:'% --&gt; x'.I13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6:'% --&gt; x'.J6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7:'% --&gt; x'.J7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8:'% --&gt; x'.J8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9:'% --&gt; x'.J9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0:'% --&gt; x'.J10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1:'% --&gt; x'.J11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2:'% --&gt; x'.J12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3:'% --&gt; x'.J13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</calcext:conditional-formats>
      </table:table>
      <table:table table:name="x --&gt; %" table:style-name="ta1" table:protected="true" table:protection-key="062jW8tvciCSMDp55ZFnD+P5j2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13"/>
          <draw:control draw:z-index="1" draw:style-name="gr3" draw:text-style-name="P3" svg:width="46.95mm" svg:height="23.87mm" svg:x="316.25mm" svg:y="58.91mm" draw:control="control14"/>
        </table:shapes>
        <table:table-column table:style-name="co6" table:default-cell-style-name="ce20"/>
        <table:table-column table:style-name="co15" table:default-cell-style-name="ce20"/>
        <table:table-column table:style-name="co8" table:default-cell-style-name="ce20"/>
        <table:table-column table:style-name="co9" table:default-cell-style-name="ce20"/>
        <table:table-column table:style-name="co16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3">
          <table:table-cell table:style-name="ce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10"/>
          <table:covered-table-cell table:number-columns-repeated="7" table:style-name="ce34"/>
          <table:table-cell table:style-name="ce36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8"/>
          <table:covered-table-cell table:style-name="ce10"/>
          <table:covered-table-cell table:number-columns-repeated="7" table:style-name="ce34"/>
          <table:table-cell table:style-name="ce36"/>
          <table:table-cell table:number-columns-repeated="1013"/>
        </table:table-row>
        <table:table-row table:style-name="ro3">
          <table:table-cell table:style-name="ce1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10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34" office:value-type="string" calcext:value-type="string">
            <text:p>R (%)</text:p>
          </table:table-cell>
          <table:table-cell table:style-name="ce1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10" office:value-type="string" calcext:value-type="string">
            <text:p>%</text:p>
          </table:table-cell>
          <table:table-cell table:style-name="ce34" office:value-type="string" calcext:value-type="string">
            <text:p>V/F</text:p>
          </table:table-cell>
          <table:table-cell table:style-name="ce34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9" calcext:value-type="float">
            <text:p>9</text:p>
          </table:table-cell>
          <table:table-cell table:style-name="ce32"/>
          <table:table-cell table:style-name="ce209" table:formula="of:=IF([.$K$3];IF([.C4]=INDEX([$Données.W$1:$Données.W$1048576];[$Données.X3]+2);&quot;VRAI&quot;;&quot;FAUX&quot;);&quot;&quot;)">
            <text:p/>
          </table:table-cell>
          <table:table-cell table:style-name="ce219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0.34" calcext:value-type="float">
            <text:p>0,34</text:p>
          </table:table-cell>
          <table:table-cell table:style-name="ce32"/>
          <table:table-cell table:style-name="ce229" table:formula="of:=IF([.$K$3];IF([.H4]=INDEX([$Données.W$1:$Données.W$1048576];[$Données.X13]+2);&quot;VRAI&quot;;&quot;FAUX&quot;);&quot;&quot;)">
            <text:p/>
          </table:table-cell>
          <table:table-cell table:style-name="ce239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5" calcext:value-type="float">
            <text:p>1,5</text:p>
          </table:table-cell>
          <table:table-cell table:style-name="ce32"/>
          <table:table-cell table:style-name="ce210" table:formula="of:=IF([.$K$3];IF([.C5]=INDEX([$Données.W$1:$Données.W$1048576];[$Données.X4]+2);&quot;VRAI&quot;;&quot;FAUX&quot;);&quot;&quot;)">
            <text:p/>
          </table:table-cell>
          <table:table-cell table:style-name="ce220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0.95" calcext:value-type="float">
            <text:p>0,95</text:p>
          </table:table-cell>
          <table:table-cell table:style-name="ce32"/>
          <table:table-cell table:style-name="ce230" table:formula="of:=IF([.$K$3];IF([.H5]=INDEX([$Données.W$1:$Données.W$1048576];[$Données.X14]+2);&quot;VRAI&quot;;&quot;FAUX&quot;);&quot;&quot;)">
            <text:p/>
          </table:table-cell>
          <table:table-cell table:style-name="ce240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76" calcext:value-type="float">
            <text:p>1,76</text:p>
          </table:table-cell>
          <table:table-cell table:style-name="ce32"/>
          <table:table-cell table:style-name="ce211" table:formula="of:=IF([.$K$3];IF([.C6]=INDEX([$Données.W$1:$Données.W$1048576];[$Données.X5]+2);&quot;VRAI&quot;;&quot;FAUX&quot;);&quot;&quot;)">
            <text:p/>
          </table:table-cell>
          <table:table-cell table:style-name="ce221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0.59" calcext:value-type="float">
            <text:p>0,59</text:p>
          </table:table-cell>
          <table:table-cell table:style-name="ce32"/>
          <table:table-cell table:style-name="ce231" table:formula="of:=IF([.$K$3];IF([.H6]=INDEX([$Données.W$1:$Données.W$1048576];[$Données.X15]+2);&quot;VRAI&quot;;&quot;FAUX&quot;);&quot;&quot;)">
            <text:p/>
          </table:table-cell>
          <table:table-cell table:style-name="ce241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.34" calcext:value-type="float">
            <text:p>1,34</text:p>
          </table:table-cell>
          <table:table-cell table:style-name="ce32"/>
          <table:table-cell table:style-name="ce212" table:formula="of:=IF([.$K$3];IF([.C7]=INDEX([$Données.W$1:$Données.W$1048576];[$Données.X6]+2);&quot;VRAI&quot;;&quot;FAUX&quot;);&quot;&quot;)">
            <text:p/>
          </table:table-cell>
          <table:table-cell table:style-name="ce222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7" calcext:value-type="float">
            <text:p>7</text:p>
          </table:table-cell>
          <table:table-cell table:style-name="ce32"/>
          <table:table-cell table:style-name="ce232" table:formula="of:=IF([.$K$3];IF([.H7]=INDEX([$Données.W$1:$Données.W$1048576];[$Données.X16]+2);&quot;VRAI&quot;;&quot;FAUX&quot;);&quot;&quot;)">
            <text:p/>
          </table:table-cell>
          <table:table-cell table:style-name="ce242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11" calcext:value-type="float">
            <text:p>1,11</text:p>
          </table:table-cell>
          <table:table-cell table:style-name="ce32"/>
          <table:table-cell table:style-name="ce213" table:formula="of:=IF([.$K$3];IF([.C8]=INDEX([$Données.W$1:$Données.W$1048576];[$Données.X7]+2);&quot;VRAI&quot;;&quot;FAUX&quot;);&quot;&quot;)">
            <text:p/>
          </table:table-cell>
          <table:table-cell table:style-name="ce223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57" calcext:value-type="float">
            <text:p>1,57</text:p>
          </table:table-cell>
          <table:table-cell table:style-name="ce32"/>
          <table:table-cell table:style-name="ce233" table:formula="of:=IF([.$K$3];IF([.H8]=INDEX([$Données.W$1:$Données.W$1048576];[$Données.X17]+2);&quot;VRAI&quot;;&quot;FAUX&quot;);&quot;&quot;)">
            <text:p/>
          </table:table-cell>
          <table:table-cell table:style-name="ce243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8" calcext:value-type="float">
            <text:p>8</text:p>
          </table:table-cell>
          <table:table-cell table:style-name="ce32"/>
          <table:table-cell table:style-name="ce214" table:formula="of:=IF([.$K$3];IF([.C9]=INDEX([$Données.W$1:$Données.W$1048576];[$Données.X8]+2);&quot;VRAI&quot;;&quot;FAUX&quot;);&quot;&quot;)">
            <text:p/>
          </table:table-cell>
          <table:table-cell table:style-name="ce224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7" calcext:value-type="float">
            <text:p>1,7</text:p>
          </table:table-cell>
          <table:table-cell table:style-name="ce32"/>
          <table:table-cell table:style-name="ce234" table:formula="of:=IF([.$K$3];IF([.H9]=INDEX([$Données.W$1:$Données.W$1048576];[$Données.X18]+2);&quot;VRAI&quot;;&quot;FAUX&quot;);&quot;&quot;)">
            <text:p/>
          </table:table-cell>
          <table:table-cell table:style-name="ce244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8" calcext:value-type="float">
            <text:p>1,8</text:p>
          </table:table-cell>
          <table:table-cell table:style-name="ce32"/>
          <table:table-cell table:style-name="ce215" table:formula="of:=IF([.$K$3];IF([.C10]=INDEX([$Données.W$1:$Données.W$1048576];[$Données.X9]+2);&quot;VRAI&quot;;&quot;FAUX&quot;);&quot;&quot;)">
            <text:p/>
          </table:table-cell>
          <table:table-cell table:style-name="ce225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6" calcext:value-type="float">
            <text:p>6</text:p>
          </table:table-cell>
          <table:table-cell table:style-name="ce32"/>
          <table:table-cell table:style-name="ce235" table:formula="of:=IF([.$K$3];IF([.H10]=INDEX([$Données.W$1:$Données.W$1048576];[$Données.X19]+2);&quot;VRAI&quot;;&quot;FAUX&quot;);&quot;&quot;)">
            <text:p/>
          </table:table-cell>
          <table:table-cell table:style-name="ce245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2" calcext:value-type="float">
            <text:p>1,2</text:p>
          </table:table-cell>
          <table:table-cell table:style-name="ce32"/>
          <table:table-cell table:style-name="ce216" table:formula="of:=IF([.$K$3];IF([.C11]=INDEX([$Données.W$1:$Données.W$1048576];[$Données.X10]+2);&quot;VRAI&quot;;&quot;FAUX&quot;);&quot;&quot;)">
            <text:p/>
          </table:table-cell>
          <table:table-cell table:style-name="ce226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1.4" calcext:value-type="float">
            <text:p>1,4</text:p>
          </table:table-cell>
          <table:table-cell table:style-name="ce32"/>
          <table:table-cell table:style-name="ce236" table:formula="of:=IF([.$K$3];IF([.H11]=INDEX([$Données.W$1:$Données.W$1048576];[$Données.X20]+2);&quot;VRAI&quot;;&quot;FAUX&quot;);&quot;&quot;)">
            <text:p/>
          </table:table-cell>
          <table:table-cell table:style-name="ce246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1" calcext:value-type="float">
            <text:p>1,1</text:p>
          </table:table-cell>
          <table:table-cell table:style-name="ce32"/>
          <table:table-cell table:style-name="ce217" table:formula="of:=IF([.$K$3];IF([.C12]=INDEX([$Données.W$1:$Données.W$1048576];[$Données.X11]+2);&quot;VRAI&quot;;&quot;FAUX&quot;);&quot;&quot;)">
            <text:p/>
          </table:table-cell>
          <table:table-cell table:style-name="ce227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0.13" calcext:value-type="float">
            <text:p>0,13</text:p>
          </table:table-cell>
          <table:table-cell table:style-name="ce32"/>
          <table:table-cell table:style-name="ce237" table:formula="of:=IF([.$K$3];IF([.H12]=INDEX([$Données.W$1:$Données.W$1048576];[$Données.X21]+2);&quot;VRAI&quot;;&quot;FAUX&quot;);&quot;&quot;)">
            <text:p/>
          </table:table-cell>
          <table:table-cell table:style-name="ce247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.98" calcext:value-type="float">
            <text:p>1,98</text:p>
          </table:table-cell>
          <table:table-cell table:style-name="ce32"/>
          <table:table-cell table:style-name="ce218" table:formula="of:=IF([.$K$3];IF([.C13]=INDEX([$Données.W$1:$Données.W$1048576];[$Données.X12]+2);&quot;VRAI&quot;;&quot;FAUX&quot;);&quot;&quot;)">
            <text:p/>
          </table:table-cell>
          <table:table-cell table:style-name="ce228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0.76" calcext:value-type="float">
            <text:p>0,76</text:p>
          </table:table-cell>
          <table:table-cell table:style-name="ce32"/>
          <table:table-cell table:style-name="ce238" table:formula="of:=IF([.$K$3];IF([.H13]=INDEX([$Données.W$1:$Données.W$1048576];[$Données.X22]+2);&quot;VRAI&quot;;&quot;FAUX&quot;);&quot;&quot;)">
            <text:p/>
          </table:table-cell>
          <table:table-cell table:style-name="ce248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3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3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3" table:number-rows-repeated="66">
          <table:table-cell table:style-name="ce16" table:number-columns-repeated="2"/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6:'x --&gt; %'.D6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7:'x --&gt; %'.D7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8:'x --&gt; %'.D8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9:'x --&gt; %'.D9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0:'x --&gt; %'.D10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1:'x --&gt; %'.D11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2:'x --&gt; %'.D12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3:'x --&gt; %'.D13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6:'x --&gt; %'.E6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7:'x --&gt; %'.E7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8:'x --&gt; %'.E8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9:'x --&gt; %'.E9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0:'x --&gt; %'.E10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1:'x --&gt; %'.E11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2:'x --&gt; %'.E12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3:'x --&gt; %'.E13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6:'x --&gt; %'.I6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7:'x --&gt; %'.I7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8:'x --&gt; %'.I8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9:'x --&gt; %'.I9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0:'x --&gt; %'.I10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1:'x --&gt; %'.I11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2:'x --&gt; %'.I12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3:'x --&gt; %'.I13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6:'x --&gt; %'.J6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7:'x --&gt; %'.J7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8:'x --&gt; %'.J8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9:'x --&gt; %'.J9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0:'x --&gt; %'.J10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1:'x --&gt; %'.J11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2:'x --&gt; %'.J12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3:'x --&gt; %'.J13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</calcext:conditional-formats>
      </table:table>
      <table:table table:name="% successifs" table:style-name="ta1" table:protected="true" table:protection-key="062jW8tvciCSMDp55ZFnD+P5j2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5" form:id="control15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6" form:id="control16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15"/>
          <draw:control draw:z-index="1" draw:style-name="gr3" draw:text-style-name="P3" svg:width="48.91mm" svg:height="23.87mm" svg:x="236.16mm" svg:y="59.12mm" draw:control="control16"/>
        </table:shapes>
        <table:table-column table:style-name="co6" table:default-cell-style-name="ce20"/>
        <table:table-column table:style-name="co11" table:number-columns-repeated="3" table:default-cell-style-name="ce20"/>
        <table:table-column table:style-name="co17" table:default-cell-style-name="ce20"/>
        <table:table-column table:style-name="co7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3">
          <table:table-cell table:style-name="ce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10"/>
          <table:covered-table-cell table:number-columns-repeated="2" table:style-name="ce34"/>
          <table:table-cell table:style-name="ce3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8"/>
          <table:covered-table-cell table:style-name="ce10"/>
          <table:covered-table-cell table:number-columns-repeated="2" table:style-name="ce34"/>
          <table:table-cell table:style-name="ce36"/>
          <table:table-cell table:number-columns-repeated="1017"/>
        </table:table-row>
        <table:table-row table:style-name="ro3"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1</text:p>
          </table:table-cell>
          <table:table-cell table:style-name="ce10" office:value-type="string" calcext:value-type="string">
            <text:p>%2</text:p>
          </table:table-cell>
          <table:table-cell table:style-name="ce10" office:value-type="string" calcext:value-type="string">
            <text:p>%</text:p>
          </table:table-cell>
          <table:table-cell table:style-name="ce34" office:value-type="string" calcext:value-type="string">
            <text:p>V/F</text:p>
          </table:table-cell>
          <table:table-cell table:style-name="ce34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3]+2)" office:value-type="string" office:string-value="-50%" calcext:value-type="string">
            <text:p>-50%</text:p>
          </table:table-cell>
          <table:table-cell table:style-name="ce73"/>
          <table:table-cell table:style-name="ce253" table:formula="of:=IF([.$G$3];IF([.D4]=INDEX([$Données.BB$1:$Données.BB$1048576];[$Données.BC3]+2);&quot;VRAI&quot;;&quot;FAUX&quot;);&quot;&quot;)">
            <text:p/>
          </table:table-cell>
          <table:table-cell table:style-name="ce263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50%" calcext:value-type="string">
            <text:p>+50%</text:p>
          </table:table-cell>
          <table:table-cell table:style-name="ce101" table:formula="of:=INDEX([$Données.AW$1:$Données.AW$1048576];[$Données.BC4]+2)" office:value-type="string" office:string-value="+50%" calcext:value-type="string">
            <text:p>+50%</text:p>
          </table:table-cell>
          <table:table-cell table:style-name="ce73"/>
          <table:table-cell table:style-name="ce254" table:formula="of:=IF([.$G$3];IF([.D5]=INDEX([$Données.BB$1:$Données.BB$1048576];[$Données.BC4]+2);&quot;VRAI&quot;;&quot;FAUX&quot;);&quot;&quot;)">
            <text:p/>
          </table:table-cell>
          <table:table-cell table:style-name="ce264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20%" calcext:value-type="string">
            <text:p>-20%</text:p>
          </table:table-cell>
          <table:table-cell table:style-name="ce97" table:formula="of:=INDEX([$Données.AW$1:$Données.AW$1048576];[$Données.BC5]+2)" office:value-type="string" office:string-value="+90%" calcext:value-type="string">
            <text:p>+90%</text:p>
          </table:table-cell>
          <table:table-cell table:style-name="ce73"/>
          <table:table-cell table:style-name="ce255" table:formula="of:=IF([.$G$3];IF([.D6]=INDEX([$Données.BB$1:$Données.BB$1048576];[$Données.BC5]+2);&quot;VRAI&quot;;&quot;FAUX&quot;);&quot;&quot;)">
            <text:p/>
          </table:table-cell>
          <table:table-cell table:style-name="ce265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80%" calcext:value-type="string">
            <text:p>-80%</text:p>
          </table:table-cell>
          <table:table-cell table:style-name="ce101" table:formula="of:=INDEX([$Données.AW$1:$Données.AW$1048576];[$Données.BC6]+2)" office:value-type="string" office:string-value="-90%" calcext:value-type="string">
            <text:p>-90%</text:p>
          </table:table-cell>
          <table:table-cell table:style-name="ce73"/>
          <table:table-cell table:style-name="ce256" table:formula="of:=IF([.$G$3];IF([.D7]=INDEX([$Données.BB$1:$Données.BB$1048576];[$Données.BC6]+2);&quot;VRAI&quot;;&quot;FAUX&quot;);&quot;&quot;)">
            <text:p/>
          </table:table-cell>
          <table:table-cell table:style-name="ce266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7]+2)" office:value-type="string" office:string-value="+20%" calcext:value-type="string">
            <text:p>+20%</text:p>
          </table:table-cell>
          <table:table-cell table:style-name="ce73"/>
          <table:table-cell table:style-name="ce257" table:formula="of:=IF([.$G$3];IF([.D8]=INDEX([$Données.BB$1:$Données.BB$1048576];[$Données.BC7]+2);&quot;VRAI&quot;;&quot;FAUX&quot;);&quot;&quot;)">
            <text:p/>
          </table:table-cell>
          <table:table-cell table:style-name="ce267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8]+2)" office:value-type="string" office:string-value="+70%" calcext:value-type="string">
            <text:p>+70%</text:p>
          </table:table-cell>
          <table:table-cell table:style-name="ce73"/>
          <table:table-cell table:style-name="ce258" table:formula="of:=IF([.$G$3];IF([.D9]=INDEX([$Données.BB$1:$Données.BB$1048576];[$Données.BC8]+2);&quot;VRAI&quot;;&quot;FAUX&quot;);&quot;&quot;)">
            <text:p/>
          </table:table-cell>
          <table:table-cell table:style-name="ce268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40%" calcext:value-type="string">
            <text:p>+40%</text:p>
          </table:table-cell>
          <table:table-cell table:style-name="ce97" table:formula="of:=INDEX([$Données.AW$1:$Données.AW$1048576];[$Données.BC9]+2)" office:value-type="string" office:string-value="+80%" calcext:value-type="string">
            <text:p>+80%</text:p>
          </table:table-cell>
          <table:table-cell table:style-name="ce73"/>
          <table:table-cell table:style-name="ce259" table:formula="of:=IF([.$G$3];IF([.D10]=INDEX([$Données.BB$1:$Données.BB$1048576];[$Données.BC9]+2);&quot;VRAI&quot;;&quot;FAUX&quot;);&quot;&quot;)">
            <text:p/>
          </table:table-cell>
          <table:table-cell table:style-name="ce269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50%" calcext:value-type="string">
            <text:p>+50%</text:p>
          </table:table-cell>
          <table:table-cell table:style-name="ce101" table:formula="of:=INDEX([$Données.AW$1:$Données.AW$1048576];[$Données.BC10]+2)" office:value-type="string" office:string-value="-80%" calcext:value-type="string">
            <text:p>-80%</text:p>
          </table:table-cell>
          <table:table-cell table:style-name="ce73"/>
          <table:table-cell table:style-name="ce260" table:formula="of:=IF([.$G$3];IF([.D11]=INDEX([$Données.BB$1:$Données.BB$1048576];[$Données.BC10]+2);&quot;VRAI&quot;;&quot;FAUX&quot;);&quot;&quot;)">
            <text:p/>
          </table:table-cell>
          <table:table-cell table:style-name="ce270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11]+2)" office:value-type="string" office:string-value="+30%" calcext:value-type="string">
            <text:p>+30%</text:p>
          </table:table-cell>
          <table:table-cell table:style-name="ce73"/>
          <table:table-cell table:style-name="ce261" table:formula="of:=IF([.$G$3];IF([.D12]=INDEX([$Données.BB$1:$Données.BB$1048576];[$Données.BC11]+2);&quot;VRAI&quot;;&quot;FAUX&quot;);&quot;&quot;)">
            <text:p/>
          </table:table-cell>
          <table:table-cell table:style-name="ce271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12]+2)" office:value-type="string" office:string-value="-80%" calcext:value-type="string">
            <text:p>-80%</text:p>
          </table:table-cell>
          <table:table-cell table:style-name="ce73"/>
          <table:table-cell table:style-name="ce262" table:formula="of:=IF([.$G$3];IF([.D13]=INDEX([$Données.BB$1:$Données.BB$1048576];[$Données.BC12]+2);&quot;VRAI&quot;;&quot;FAUX&quot;);&quot;&quot;)">
            <text:p/>
          </table:table-cell>
          <table:table-cell table:style-name="ce272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3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3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3" table:number-rows-repeated="66">
          <table:table-cell table:style-name="ce16" table:number-columns-repeated="3"/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x --&gt; %'.I4"/>
            <calcext:condition calcext:apply-style-name="VRAI" calcext:value="formula-is(IF([.$E4]=&quot;VRAI&quot;))" calcext:base-cell-address="'x --&gt; %'.I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x --&gt; %'.J4"/>
            <calcext:condition calcext:apply-style-name="VRAI" calcext:value="formula-is(IF([.$E4]=&quot;VRAI&quot;))" calcext:base-cell-address="'x --&gt; %'.J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x --&gt; %'.I5"/>
            <calcext:condition calcext:apply-style-name="VRAI" calcext:value="formula-is(IF([.$E5]=&quot;VRAI&quot;))" calcext:base-cell-address="'x --&gt; %'.I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x --&gt; %'.J5"/>
            <calcext:condition calcext:apply-style-name="VRAI" calcext:value="formula-is(IF([.$E5]=&quot;VRAI&quot;))" calcext:base-cell-address="'x --&gt; %'.J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x --&gt; %'.I6"/>
            <calcext:condition calcext:apply-style-name="VRAI" calcext:value="formula-is(IF([.$E6]=&quot;VRAI&quot;))" calcext:base-cell-address="'x --&gt; %'.I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x --&gt; %'.J6"/>
            <calcext:condition calcext:apply-style-name="VRAI" calcext:value="formula-is(IF([.$E6]=&quot;VRAI&quot;))" calcext:base-cell-address="'x --&gt; %'.J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x --&gt; %'.I7"/>
            <calcext:condition calcext:apply-style-name="VRAI" calcext:value="formula-is(IF([.$E7]=&quot;VRAI&quot;))" calcext:base-cell-address="'x --&gt; %'.I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x --&gt; %'.J7"/>
            <calcext:condition calcext:apply-style-name="VRAI" calcext:value="formula-is(IF([.$E7]=&quot;VRAI&quot;))" calcext:base-cell-address="'x --&gt; %'.J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x --&gt; %'.I8"/>
            <calcext:condition calcext:apply-style-name="VRAI" calcext:value="formula-is(IF([.$E8]=&quot;VRAI&quot;))" calcext:base-cell-address="'x --&gt; %'.I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x --&gt; %'.J8"/>
            <calcext:condition calcext:apply-style-name="VRAI" calcext:value="formula-is(IF([.$E8]=&quot;VRAI&quot;))" calcext:base-cell-address="'x --&gt; %'.J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x --&gt; %'.I9"/>
            <calcext:condition calcext:apply-style-name="VRAI" calcext:value="formula-is(IF([.$E9]=&quot;VRAI&quot;))" calcext:base-cell-address="'x --&gt; %'.I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x --&gt; %'.J9"/>
            <calcext:condition calcext:apply-style-name="VRAI" calcext:value="formula-is(IF([.$E9]=&quot;VRAI&quot;))" calcext:base-cell-address="'x --&gt; %'.J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x --&gt; %'.I10"/>
            <calcext:condition calcext:apply-style-name="VRAI" calcext:value="formula-is(IF([.$E10]=&quot;VRAI&quot;))" calcext:base-cell-address="'x --&gt; %'.I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x --&gt; %'.J10"/>
            <calcext:condition calcext:apply-style-name="VRAI" calcext:value="formula-is(IF([.$E10]=&quot;VRAI&quot;))" calcext:base-cell-address="'x --&gt; %'.J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x --&gt; %'.I11"/>
            <calcext:condition calcext:apply-style-name="VRAI" calcext:value="formula-is(IF([.$E11]=&quot;VRAI&quot;))" calcext:base-cell-address="'x --&gt; %'.I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x --&gt; %'.J11"/>
            <calcext:condition calcext:apply-style-name="VRAI" calcext:value="formula-is(IF([.$E11]=&quot;VRAI&quot;))" calcext:base-cell-address="'x --&gt; %'.J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x --&gt; %'.I12"/>
            <calcext:condition calcext:apply-style-name="VRAI" calcext:value="formula-is(IF([.$E12]=&quot;VRAI&quot;))" calcext:base-cell-address="'x --&gt; %'.I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x --&gt; %'.J12"/>
            <calcext:condition calcext:apply-style-name="VRAI" calcext:value="formula-is(IF([.$E12]=&quot;VRAI&quot;))" calcext:base-cell-address="'x --&gt; %'.J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x --&gt; %'.I13"/>
            <calcext:condition calcext:apply-style-name="VRAI" calcext:value="formula-is(IF([.$E13]=&quot;VRAI&quot;))" calcext:base-cell-address="'x --&gt; %'.I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x --&gt; %'.J13"/>
            <calcext:condition calcext:apply-style-name="VRAI" calcext:value="formula-is(IF([.$E13]=&quot;VRAI&quot;))" calcext:base-cell-address="'x --&gt; %'.J13"/>
          </calcext:conditional-format>
        </calcext:conditional-formats>
      </table:table>
      <table:table table:name="Données" table:style-name="ta1" table:protected="true" table:protection-key="062jW8tvciCSMDp55ZFnD+P5j2s=" table:protection-key-digest-algorithm="http://www.w3.org/2000/09/xmldsig#sha1">
        <loext:table-protection loext:select-protected-cells="true" loext:select-unprotected-cells="true"/>
        <table:table-column table:style-name="co18" table:default-cell-style-name="ce95"/>
        <table:table-column table:style-name="co19" table:default-cell-style-name="ce280"/>
        <table:table-column table:style-name="co20" table:default-cell-style-name="ce280"/>
        <table:table-column table:style-name="co21" table:default-cell-style-name="ce122"/>
        <table:table-column table:style-name="co22" table:default-cell-style-name="ce280"/>
        <table:table-column table:style-name="co23" table:default-cell-style-name="ce280"/>
        <table:table-column table:style-name="co24" table:default-cell-style-name="ce280"/>
        <table:table-column table:style-name="co25" table:default-cell-style-name="ce280"/>
        <table:table-column table:style-name="co19" table:default-cell-style-name="ce280"/>
        <table:table-column table:style-name="co26" table:default-cell-style-name="ce280"/>
        <table:table-column table:style-name="co21" table:default-cell-style-name="ce280"/>
        <table:table-column table:style-name="co27" table:default-cell-style-name="ce280"/>
        <table:table-column table:style-name="co23" table:default-cell-style-name="ce280"/>
        <table:table-column table:style-name="co24" table:default-cell-style-name="ce280"/>
        <table:table-column table:style-name="co25" table:default-cell-style-name="ce280"/>
        <table:table-column table:style-name="co18" table:default-cell-style-name="ce280"/>
        <table:table-column table:style-name="co19" table:default-cell-style-name="ce280"/>
        <table:table-column table:style-name="co28" table:default-cell-style-name="ce280"/>
        <table:table-column table:style-name="co24" table:default-cell-style-name="ce280"/>
        <table:table-column table:style-name="co29" table:default-cell-style-name="ce280"/>
        <table:table-column table:style-name="co23" table:default-cell-style-name="ce280"/>
        <table:table-column table:style-name="co21" table:default-cell-style-name="ce280"/>
        <table:table-column table:style-name="co30" table:default-cell-style-name="ce280"/>
        <table:table-column table:style-name="co25" table:default-cell-style-name="ce280"/>
        <table:table-column table:style-name="co19" table:default-cell-style-name="ce280"/>
        <table:table-column table:style-name="co31" table:default-cell-style-name="ce280"/>
        <table:table-column table:style-name="co24" table:default-cell-style-name="ce280"/>
        <table:table-column table:style-name="co19" table:default-cell-style-name="ce280"/>
        <table:table-column table:style-name="co26" table:default-cell-style-name="ce280"/>
        <table:table-column table:style-name="co32" table:default-cell-style-name="ce280"/>
        <table:table-column table:style-name="co33" table:default-cell-style-name="ce280"/>
        <table:table-column table:style-name="co25" table:default-cell-style-name="ce280"/>
        <table:table-column table:style-name="co18" table:default-cell-style-name="ce280"/>
        <table:table-column table:style-name="co1" table:number-columns-repeated="4" table:default-cell-style-name="ce280"/>
        <table:table-column table:style-name="co1" table:default-cell-style-name="ce122"/>
        <table:table-column table:style-name="co1" table:number-columns-repeated="982" table:default-cell-style-name="ce280"/>
        <table:table-column table:style-name="co1" table:number-columns-repeated="4" table:default-cell-style-name="ce95"/>
        <table:table-row table:style-name="ro3">
          <table:table-cell/>
          <table:table-cell table:style-name="ce275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75"/>
          <table:covered-table-cell table:style-name="ce110"/>
          <table:covered-table-cell table:style-name="ce275"/>
          <table:covered-table-cell table:number-columns-repeated="14" table:style-name="ce276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75"/>
          <table:covered-table-cell table:number-columns-repeated="2" table:style-name="ce276"/>
          <table:covered-table-cell table:style-name="ce275"/>
          <table:covered-table-cell table:style-name="ce110"/>
          <table:covered-table-cell table:style-name="ce275"/>
          <table:covered-table-cell table:number-columns-repeated="6" table:style-name="ce276"/>
          <table:covered-table-cell/>
          <table:table-cell table:number-columns-repeated="978"/>
        </table:table-row>
        <table:table-row table:style-name="ro1">
          <table:table-cell/>
          <table:table-cell table:style-name="ce276" office:value-type="string" calcext:value-type="string">
            <text:p>Rang</text:p>
          </table:table-cell>
          <table:table-cell table:style-name="ce276"/>
          <table:table-cell table:style-name="ce118"/>
          <table:table-cell table:style-name="ce276"/>
          <table:table-cell table:style-name="ce276" office:value-type="string" calcext:value-type="string">
            <text:p>%</text:p>
          </table:table-cell>
          <table:table-cell table:style-name="ce276" office:value-type="string" calcext:value-type="string">
            <text:p>x</text:p>
          </table:table-cell>
          <table:table-cell table:style-name="ce276" office:value-type="string" calcext:value-type="string">
            <text:p>choix</text:p>
          </table:table-cell>
          <table:table-cell table:style-name="ce276" office:value-type="string" calcext:value-type="string">
            <text:p>Rang</text:p>
          </table:table-cell>
          <table:table-cell table:style-name="ce276"/>
          <table:table-cell table:style-name="ce118"/>
          <table:table-cell table:style-name="ce276"/>
          <table:table-cell table:style-name="ce276" office:value-type="string" calcext:value-type="string">
            <text:p>%</text:p>
          </table:table-cell>
          <table:table-cell table:style-name="ce276" office:value-type="string" calcext:value-type="string">
            <text:p></text:p>
          </table:table-cell>
          <table:table-cell table:style-name="ce276" office:value-type="string" calcext:value-type="string">
            <text:p>choix</text:p>
          </table:table-cell>
          <table:table-cell/>
          <table:table-cell table:style-name="ce276" office:value-type="string" calcext:value-type="string">
            <text:p>Rang</text:p>
          </table:table-cell>
          <table:table-cell table:style-name="ce276" table:number-columns-repeated="2"/>
          <table:table-cell table:style-name="ce276" office:value-type="string" calcext:value-type="string">
            <text:p></text:p>
          </table:table-cell>
          <table:table-cell table:style-name="ce276" table:number-columns-repeated="2"/>
          <table:table-cell table:style-name="ce276" office:value-type="string" calcext:value-type="string">
            <text:p>%</text:p>
          </table:table-cell>
          <table:table-cell table:style-name="ce276" office:value-type="string" calcext:value-type="string">
            <text:p>choix</text:p>
          </table:table-cell>
          <table:table-cell table:style-name="ce276" office:value-type="string" calcext:value-type="string">
            <text:p>Rang</text:p>
          </table:table-cell>
          <table:table-cell table:style-name="ce276" table:number-columns-repeated="2"/>
          <table:table-cell table:style-name="ce276" office:value-type="string" calcext:value-type="string">
            <text:p></text:p>
          </table:table-cell>
          <table:table-cell table:style-name="ce276" table:number-columns-repeated="2"/>
          <table:table-cell table:style-name="ce276" office:value-type="string" calcext:value-type="string">
            <text:p>%</text:p>
          </table:table-cell>
          <table:table-cell table:style-name="ce276" office:value-type="string" calcext:value-type="string">
            <text:p>choix</text:p>
          </table:table-cell>
          <table:table-cell/>
          <table:table-cell table:style-name="ce276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76" office:value-type="string" calcext:value-type="string">
            <text:p>P</text:p>
          </table:table-cell>
          <table:table-cell table:style-name="ce276" office:value-type="string" calcext:value-type="string">
            <text:p>Résultat</text:p>
          </table:table-cell>
          <table:table-cell table:style-name="ce276" office:value-type="string" calcext:value-type="string">
            <text:p>choix</text:p>
          </table:table-cell>
          <table:table-cell table:style-name="ce95"/>
          <table:table-cell table:style-name="ce276" office:value-type="string" calcext:value-type="string">
            <text:p>Rang</text:p>
          </table:table-cell>
          <table:table-cell table:style-name="ce276"/>
          <table:table-cell table:style-name="ce118"/>
          <table:table-cell table:style-name="ce276"/>
          <table:table-cell table:style-name="ce276" office:value-type="string" calcext:value-type="string">
            <text:p>%1</text:p>
          </table:table-cell>
          <table:table-cell table:style-name="ce276" office:value-type="string" calcext:value-type="string">
            <text:p>1</text:p>
          </table:table-cell>
          <table:table-cell table:style-name="ce276"/>
          <table:table-cell table:style-name="ce118"/>
          <table:table-cell table:style-name="ce276"/>
          <table:table-cell table:style-name="ce276" office:value-type="string" calcext:value-type="string">
            <text:p>%2</text:p>
          </table:table-cell>
          <table:table-cell table:style-name="ce276" office:value-type="string" calcext:value-type="string">
            <text:p>2</text:p>
          </table:table-cell>
          <table:table-cell table:style-name="ce276" office:value-type="string" calcext:value-type="string">
            <text:p> = 1  2</text:p>
          </table:table-cell>
          <table:table-cell table:style-name="ce276" table:number-columns-repeated="2"/>
          <table:table-cell table:style-name="ce276" office:value-type="string" calcext:value-type="string">
            <text:p>%</text:p>
          </table:table-cell>
          <table:table-cell table:style-name="ce276" office:value-type="string" calcext:value-type="string">
            <text:p>choix</text:p>
          </table:table-cell>
          <table:table-cell table:number-columns-repeated="96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410274" calcext:value-type="float">
            <text:p>41027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15" calcext:value-type="float">
            <text:p>15</text:p>
          </table:table-cell>
          <table:table-cell table:style-name="ce105" table:formula="of:=RANDBETWEEN(1;1000000)" office:value-type="float" office:value="470014" calcext:value-type="float">
            <text:p>47001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7" calcext:value-type="float">
            <text:p>7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105314" calcext:value-type="float">
            <text:p>10531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23" calcext:value-type="float">
            <text:p>23</text:p>
          </table:table-cell>
          <table:table-cell table:style-name="ce105" table:formula="of:=RANDBETWEEN(1;1000000)" office:value-type="float" office:value="50190" calcext:value-type="float">
            <text:p>5019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23" calcext:value-type="float">
            <text:p>2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381754" calcext:value-type="float">
            <text:p>381754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50" calcext:value-type="float">
            <text:p>250</text:p>
          </table:table-cell>
          <table:table-cell table:style-name="ce124" table:formula="of:=[.AI3]*[.AJ3]" office:value-type="float" office:value="100" calcext:value-type="float">
            <text:p>100</text:p>
          </table:table-cell>
          <table:table-cell table:style-name="ce105" table:formula="of:=RANK([.AH3];[.$AH$3:.$AH$27];0)" office:value-type="float" office:value="14" calcext:value-type="float">
            <text:p>14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810291" calcext:value-type="float">
            <text:p>81029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60%" calcext:value-type="string">
            <text:p>-60%</text:p>
          </table:table-cell>
          <table:table-cell table:style-name="ce142" table:formula="of:=IF([.AT3]=&quot;+&quot;;1+[.AU3]/100;1-[.AU3]/100)" office:value-type="float" office:value="0.4" calcext:value-type="float">
            <text:p>0,4</text:p>
          </table:table-cell>
          <table:table-cell table:style-name="ce124" table:formula="of:=[.AX3]*[.AS3]" office:value-type="float" office:value="0.36" calcext:value-type="float">
            <text:p>0,36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64" calcext:value-type="float">
            <text:p>64</text:p>
          </table:table-cell>
          <table:table-cell table:style-name="ce124" table:formula="of:=IF([.BA3]=0;&quot;0&quot;;COM.MICROSOFT.CONCAT([.AZ3:.BA3]))" office:value-type="string" office:string-value="-64" calcext:value-type="string">
            <text:p>-64</text:p>
          </table:table-cell>
          <table:table-cell table:style-name="ce105" table:formula="of:=RANK([.AN3];[.$AN$3:.$AN$30];0)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54972" calcext:value-type="float">
            <text:p>35497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7" calcext:value-type="float">
            <text:p>17</text:p>
          </table:table-cell>
          <table:table-cell table:style-name="ce105" table:formula="of:=RANDBETWEEN(1;1000000)" office:value-type="float" office:value="793065" calcext:value-type="float">
            <text:p>79306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897360" calcext:value-type="float">
            <text:p>89736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5" calcext:value-type="float">
            <text:p>5</text:p>
          </table:table-cell>
          <table:table-cell table:style-name="ce105" table:formula="of:=RANDBETWEEN(1;1000000)" office:value-type="float" office:value="581542" calcext:value-type="float">
            <text:p>58154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0" calcext:value-type="float">
            <text:p>10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525709" calcext:value-type="float">
            <text:p>525709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0" calcext:value-type="float">
            <text:p>60</text:p>
          </table:table-cell>
          <table:table-cell table:style-name="ce124" table:formula="of:=[.AI4]*[.AJ4]" office:value-type="float" office:value="30" calcext:value-type="float">
            <text:p>30</text:p>
          </table:table-cell>
          <table:table-cell table:style-name="ce105" table:formula="of:=RANK([.AH4];[.$AH$3:.$AH$27];0)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76240" calcext:value-type="float">
            <text:p>37624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30%" calcext:value-type="string">
            <text:p>+30%</text:p>
          </table:table-cell>
          <table:table-cell table:style-name="ce142" table:formula="of:=IF([.AT4]=&quot;+&quot;;1+[.AU4]/100;1-[.AU4]/100)" office:value-type="float" office:value="1.3" calcext:value-type="float">
            <text:p>1,3</text:p>
          </table:table-cell>
          <table:table-cell table:style-name="ce124" table:formula="of:=[.AX4]*[.AS4]" office:value-type="float" office:value="1.17" calcext:value-type="float">
            <text:p>1,17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17" calcext:value-type="float">
            <text:p>17</text:p>
          </table:table-cell>
          <table:table-cell table:style-name="ce129" table:formula="of:=IF([.BA4]=0;&quot;0&quot;;COM.MICROSOFT.CONCAT([.AZ4:.BA4]))" office:value-type="string" office:string-value="+17" calcext:value-type="string">
            <text:p>+17</text:p>
          </table:table-cell>
          <table:table-cell table:style-name="ce105" table:formula="of:=RANK([.AN4];[.$AN$3:.$AN$30];0)" office:value-type="float" office:value="23" calcext:value-type="float">
            <text:p>23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24121" calcext:value-type="float">
            <text:p>2412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24" calcext:value-type="float">
            <text:p>24</text:p>
          </table:table-cell>
          <table:table-cell table:style-name="ce105" table:formula="of:=RANDBETWEEN(1;1000000)" office:value-type="float" office:value="587004" calcext:value-type="float">
            <text:p>58700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5" calcext:value-type="float">
            <text:p>5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505400" calcext:value-type="float">
            <text:p>50540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17" calcext:value-type="float">
            <text:p>17</text:p>
          </table:table-cell>
          <table:table-cell table:style-name="ce105" table:formula="of:=RANDBETWEEN(1;1000000)" office:value-type="float" office:value="222543" calcext:value-type="float">
            <text:p>222543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18" calcext:value-type="float">
            <text:p>18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90799" calcext:value-type="float">
            <text:p>90799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00" calcext:value-type="float">
            <text:p>900</text:p>
          </table:table-cell>
          <table:table-cell table:style-name="ce124" table:formula="of:=[.AI5]*[.AJ5]" office:value-type="float" office:value="180" calcext:value-type="float">
            <text:p>180</text:p>
          </table:table-cell>
          <table:table-cell table:style-name="ce105" table:formula="of:=RANK([.AH5];[.$AH$3:.$AH$27];0)" office:value-type="float" office:value="22" calcext:value-type="float">
            <text:p>22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176373" calcext:value-type="float">
            <text:p>17637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+70%" calcext:value-type="string">
            <text:p>+70%</text:p>
          </table:table-cell>
          <table:table-cell table:style-name="ce142" table:formula="of:=IF([.AT5]=&quot;+&quot;;1+[.AU5]/100;1-[.AU5]/100)" office:value-type="float" office:value="1.7" calcext:value-type="float">
            <text:p>1,7</text:p>
          </table:table-cell>
          <table:table-cell table:style-name="ce124" table:formula="of:=[.AX5]*[.AS5]" office:value-type="float" office:value="1.53" calcext:value-type="float">
            <text:p>1,53</text:p>
          </table:table-cell>
          <table:table-cell table:style-name="ce129" table:formula="of:=IF([.AY5]&lt;1;&quot;-&quot;;&quot;+&quot;)" office:value-type="string" office:string-value="+" calcext:value-type="string">
            <text:p>+</text:p>
          </table:table-cell>
          <table:table-cell table:style-name="ce124" table:formula="of:=ROUND(100*IF([.AY5]&gt;=1;[.AY5]-1;1-[.AY5]);0)" office:value-type="float" office:value="53" calcext:value-type="float">
            <text:p>53</text:p>
          </table:table-cell>
          <table:table-cell table:style-name="ce129" table:formula="of:=IF([.BA5]=0;&quot;0&quot;;COM.MICROSOFT.CONCAT([.AZ5:.BA5]))" office:value-type="string" office:string-value="+53" calcext:value-type="string">
            <text:p>+53</text:p>
          </table:table-cell>
          <table:table-cell table:style-name="ce105" table:formula="of:=RANK([.AN5];[.$AN$3:.$AN$30];0)" office:value-type="float" office:value="25" calcext:value-type="float">
            <text:p>25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90348" calcext:value-type="float">
            <text:p>19034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23" calcext:value-type="float">
            <text:p>23</text:p>
          </table:table-cell>
          <table:table-cell table:style-name="ce105" table:formula="of:=RANDBETWEEN(1;1000000)" office:value-type="float" office:value="455459" calcext:value-type="float">
            <text:p>45545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9" calcext:value-type="float">
            <text:p>9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629851" calcext:value-type="float">
            <text:p>62985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3" calcext:value-type="float">
            <text:p>13</text:p>
          </table:table-cell>
          <table:table-cell table:style-name="ce105" table:formula="of:=RANDBETWEEN(1;1000000)" office:value-type="float" office:value="795892" calcext:value-type="float">
            <text:p>79589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0166" calcext:value-type="float">
            <text:p>10166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230" calcext:value-type="float">
            <text:p>230</text:p>
          </table:table-cell>
          <table:table-cell table:style-name="ce124" table:formula="of:=[.AI6]*[.AJ6]" office:value-type="float" office:value="46" calcext:value-type="float">
            <text:p>46</text:p>
          </table:table-cell>
          <table:table-cell table:style-name="ce105" table:formula="of:=RANK([.AH6];[.$AH$3:.$AH$27];0)" office:value-type="float" office:value="25" calcext:value-type="float">
            <text:p>25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405920" calcext:value-type="float">
            <text:p>40592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+10%" calcext:value-type="string">
            <text:p>+10%</text:p>
          </table:table-cell>
          <table:table-cell table:style-name="ce142" table:formula="of:=IF([.AT6]=&quot;+&quot;;1+[.AU6]/100;1-[.AU6]/100)" office:value-type="float" office:value="1.1" calcext:value-type="float">
            <text:p>1,1</text:p>
          </table:table-cell>
          <table:table-cell table:style-name="ce124" table:formula="of:=[.AX6]*[.AS6]" office:value-type="float" office:value="0.99" calcext:value-type="float">
            <text:p>0,99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1" calcext:value-type="float">
            <text:p>1</text:p>
          </table:table-cell>
          <table:table-cell table:style-name="ce129" table:formula="of:=IF([.BA6]=0;&quot;0&quot;;COM.MICROSOFT.CONCAT([.AZ6:.BA6]))" office:value-type="string" office:string-value="-1" calcext:value-type="string">
            <text:p>-1</text:p>
          </table:table-cell>
          <table:table-cell table:style-name="ce105" table:formula="of:=RANK([.AN6];[.$AN$3:.$AN$30];0)" office:value-type="float" office:value="21" calcext:value-type="float">
            <text:p>21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611180" calcext:value-type="float">
            <text:p>611180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300290" calcext:value-type="float">
            <text:p>300290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7" calcext:value-type="float">
            <text:p>17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695171" calcext:value-type="float">
            <text:p>69517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11" calcext:value-type="float">
            <text:p>11</text:p>
          </table:table-cell>
          <table:table-cell table:style-name="ce105" table:formula="of:=RANDBETWEEN(1;1000000)" office:value-type="float" office:value="650835" calcext:value-type="float">
            <text:p>65083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443149" calcext:value-type="float">
            <text:p>443149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40" calcext:value-type="float">
            <text:p>640</text:p>
          </table:table-cell>
          <table:table-cell table:style-name="ce124" table:formula="of:=[.AI7]*[.AJ7]" office:value-type="float" office:value="320" calcext:value-type="float">
            <text:p>320</text:p>
          </table:table-cell>
          <table:table-cell table:style-name="ce105" table:formula="of:=RANK([.AH7];[.$AH$3:.$AH$27];0)" office:value-type="float" office:value="12" calcext:value-type="float">
            <text:p>1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99168" calcext:value-type="float">
            <text:p>79916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-60%" calcext:value-type="string">
            <text:p>-60%</text:p>
          </table:table-cell>
          <table:table-cell table:style-name="ce142" table:formula="of:=IF([.AT7]=&quot;+&quot;;1+[.AU7]/100;1-[.AU7]/100)" office:value-type="float" office:value="0.4" calcext:value-type="float">
            <text:p>0,4</text:p>
          </table:table-cell>
          <table:table-cell table:style-name="ce124" table:formula="of:=[.AX7]*[.AS7]" office:value-type="float" office:value="0.36" calcext:value-type="float">
            <text:p>0,36</text:p>
          </table:table-cell>
          <table:table-cell table:style-name="ce129" table:formula="of:=IF([.AY7]&lt;1;&quot;-&quot;;&quot;+&quot;)" office:value-type="string" office:string-value="-" calcext:value-type="string">
            <text:p>-</text:p>
          </table:table-cell>
          <table:table-cell table:style-name="ce124" table:formula="of:=ROUND(100*IF([.AY7]&gt;=1;[.AY7]-1;1-[.AY7]);0)" office:value-type="float" office:value="64" calcext:value-type="float">
            <text:p>64</text:p>
          </table:table-cell>
          <table:table-cell table:style-name="ce129" table:formula="of:=IF([.BA7]=0;&quot;0&quot;;COM.MICROSOFT.CONCAT([.AZ7:.BA7]))" office:value-type="string" office:string-value="-64" calcext:value-type="string">
            <text:p>-64</text:p>
          </table:table-cell>
          <table:table-cell table:style-name="ce105" table:formula="of:=RANK([.AN7];[.$AN$3:.$AN$30];0)" office:value-type="float" office:value="7" calcext:value-type="float">
            <text:p>7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215536" calcext:value-type="float">
            <text:p>21553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21" calcext:value-type="float">
            <text:p>21</text:p>
          </table:table-cell>
          <table:table-cell table:style-name="ce105" table:formula="of:=RANDBETWEEN(1;1000000)" office:value-type="float" office:value="368838" calcext:value-type="float">
            <text:p>36883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5" calcext:value-type="float">
            <text:p>15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192045" calcext:value-type="float">
            <text:p>19204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22" calcext:value-type="float">
            <text:p>22</text:p>
          </table:table-cell>
          <table:table-cell table:style-name="ce105" table:formula="of:=RANDBETWEEN(1;1000000)" office:value-type="float" office:value="410893" calcext:value-type="float">
            <text:p>410893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4" calcext:value-type="float">
            <text:p>14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217246" calcext:value-type="float">
            <text:p>217246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8]*[.AJ8]" office:value-type="float" office:value="111" calcext:value-type="float">
            <text:p>111</text:p>
          </table:table-cell>
          <table:table-cell table:style-name="ce105" table:formula="of:=RANK([.AH8];[.$AH$3:.$AH$27];0)" office:value-type="float" office:value="20" calcext:value-type="float">
            <text:p>20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874606" calcext:value-type="float">
            <text:p>874606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50" calcext:value-type="float">
            <text:p>5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-50%" calcext:value-type="string">
            <text:p>-50%</text:p>
          </table:table-cell>
          <table:table-cell table:style-name="ce143" table:formula="of:=IF([.AT8]=&quot;+&quot;;1+[.AU8]/100;1-[.AU8]/100)" office:value-type="float" office:value="0.5" calcext:value-type="float">
            <text:p>0,5</text:p>
          </table:table-cell>
          <table:table-cell table:style-name="ce107" table:formula="of:=[.AX8]*[.AS8]" office:value-type="float" office:value="0.55" calcext:value-type="float">
            <text:p>0,55</text:p>
          </table:table-cell>
          <table:table-cell table:style-name="ce133" table:formula="of:=IF([.AY8]&lt;1;&quot;-&quot;;&quot;+&quot;)" office:value-type="string" office:string-value="-" calcext:value-type="string">
            <text:p>-</text:p>
          </table:table-cell>
          <table:table-cell table:style-name="ce148" table:formula="of:=ROUND(100*IF([.AY8]&gt;=1;[.AY8]-1;1-[.AY8]);0)" office:value-type="float" office:value="45" calcext:value-type="float">
            <text:p>45</text:p>
          </table:table-cell>
          <table:table-cell table:style-name="ce133" table:formula="of:=IF([.BA8]=0;&quot;0&quot;;COM.MICROSOFT.CONCAT([.AZ8:.BA8]))" office:value-type="string" office:string-value="-45" calcext:value-type="string">
            <text:p>-45</text:p>
          </table:table-cell>
          <table:table-cell table:style-name="ce135" table:formula="of:=RANK([.AN8];[.$AN$3:.$AN$30];0)" office:value-type="float" office:value="3" calcext:value-type="float">
            <text:p>3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866162" calcext:value-type="float">
            <text:p>86616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3" calcext:value-type="float">
            <text:p>3</text:p>
          </table:table-cell>
          <table:table-cell table:style-name="ce105" table:formula="of:=RANDBETWEEN(1;1000000)" office:value-type="float" office:value="184797" calcext:value-type="float">
            <text:p>18479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19" calcext:value-type="float">
            <text:p>19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728468" calcext:value-type="float">
            <text:p>72846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8" calcext:value-type="float">
            <text:p>8</text:p>
          </table:table-cell>
          <table:table-cell table:style-name="ce105" table:formula="of:=RANDBETWEEN(1;1000000)" office:value-type="float" office:value="725238" calcext:value-type="float">
            <text:p>72523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826893" calcext:value-type="float">
            <text:p>826893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910" calcext:value-type="float">
            <text:p>910</text:p>
          </table:table-cell>
          <table:table-cell table:style-name="ce124" table:formula="of:=[.AI9]*[.AJ9]" office:value-type="float" office:value="91" calcext:value-type="float">
            <text:p>91</text:p>
          </table:table-cell>
          <table:table-cell table:style-name="ce105" table:formula="of:=RANK([.AH9];[.$AH$3:.$AH$27];0)" office:value-type="float" office:value="3" calcext:value-type="float">
            <text:p>3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356200" calcext:value-type="float">
            <text:p>35620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+20%" calcext:value-type="string">
            <text:p>+20%</text:p>
          </table:table-cell>
          <table:table-cell table:style-name="ce143" table:formula="of:=IF([.AT9]=&quot;+&quot;;1+[.AU9]/100;1-[.AU9]/100)" office:value-type="float" office:value="1.2" calcext:value-type="float">
            <text:p>1,2</text:p>
          </table:table-cell>
          <table:table-cell table:style-name="ce107" table:formula="of:=[.AX9]*[.AS9]" office:value-type="float" office:value="1.32" calcext:value-type="float">
            <text:p>1,32</text:p>
          </table:table-cell>
          <table:table-cell table:style-name="ce133" table:formula="of:=IF([.AY9]&lt;1;&quot;-&quot;;&quot;+&quot;)" office:value-type="string" office:string-value="+" calcext:value-type="string">
            <text:p>+</text:p>
          </table:table-cell>
          <table:table-cell table:style-name="ce107" table:formula="of:=ROUND(100*IF([.AY9]&gt;=1;[.AY9]-1;1-[.AY9]);0)" office:value-type="float" office:value="32" calcext:value-type="float">
            <text:p>32</text:p>
          </table:table-cell>
          <table:table-cell table:style-name="ce133" table:formula="of:=IF([.BA9]=0;&quot;0&quot;;COM.MICROSOFT.CONCAT([.AZ9:.BA9]))" office:value-type="string" office:string-value="+32" calcext:value-type="string">
            <text:p>+32</text:p>
          </table:table-cell>
          <table:table-cell table:style-name="ce135" table:formula="of:=RANK([.AN9];[.$AN$3:.$AN$30];0)" office:value-type="float" office:value="24" calcext:value-type="float">
            <text:p>24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541673" calcext:value-type="float">
            <text:p>54167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42696" calcext:value-type="float">
            <text:p>4269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23" calcext:value-type="float">
            <text:p>23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974013" calcext:value-type="float">
            <text:p>97401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2" calcext:value-type="float">
            <text:p>2</text:p>
          </table:table-cell>
          <table:table-cell table:style-name="ce105" table:formula="of:=RANDBETWEEN(1;1000000)" office:value-type="float" office:value="117918" calcext:value-type="float">
            <text:p>11791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21" calcext:value-type="float">
            <text:p>21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06850" calcext:value-type="float">
            <text:p>306850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250" calcext:value-type="float">
            <text:p>250</text:p>
          </table:table-cell>
          <table:table-cell table:style-name="ce124" table:formula="of:=[.AI10]*[.AJ10]" office:value-type="float" office:value="125" calcext:value-type="float">
            <text:p>125</text:p>
          </table:table-cell>
          <table:table-cell table:style-name="ce105" table:formula="of:=RANK([.AH10];[.$AH$3:.$AH$27];0)" office:value-type="float" office:value="18" calcext:value-type="float">
            <text:p>18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478800" calcext:value-type="float">
            <text:p>47880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80" calcext:value-type="float">
            <text:p>8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80%" calcext:value-type="string">
            <text:p>+80%</text:p>
          </table:table-cell>
          <table:table-cell table:style-name="ce143" table:formula="of:=IF([.AT10]=&quot;+&quot;;1+[.AU10]/100;1-[.AU10]/100)" office:value-type="float" office:value="1.8" calcext:value-type="float">
            <text:p>1,8</text:p>
          </table:table-cell>
          <table:table-cell table:style-name="ce107" table:formula="of:=[.AX10]*[.AS10]" office:value-type="float" office:value="1.98" calcext:value-type="float">
            <text:p>1,98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98" calcext:value-type="float">
            <text:p>98</text:p>
          </table:table-cell>
          <table:table-cell table:style-name="ce133" table:formula="of:=IF([.BA10]=0;&quot;0&quot;;COM.MICROSOFT.CONCAT([.AZ10:.BA10]))" office:value-type="string" office:string-value="+98" calcext:value-type="string">
            <text:p>+98</text:p>
          </table:table-cell>
          <table:table-cell table:style-name="ce135" table:formula="of:=RANK([.AN10];[.$AN$3:.$AN$30];0)" office:value-type="float" office:value="19" calcext:value-type="float">
            <text:p>19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619865" calcext:value-type="float">
            <text:p>61986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0" calcext:value-type="float">
            <text:p>10</text:p>
          </table:table-cell>
          <table:table-cell table:style-name="ce105" table:formula="of:=RANDBETWEEN(1;1000000)" office:value-type="float" office:value="456091" calcext:value-type="float">
            <text:p>45609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987706" calcext:value-type="float">
            <text:p>987706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1" calcext:value-type="float">
            <text:p>1</text:p>
          </table:table-cell>
          <table:table-cell table:style-name="ce105" table:formula="of:=RANDBETWEEN(1;1000000)" office:value-type="float" office:value="364230" calcext:value-type="float">
            <text:p>364230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15" calcext:value-type="float">
            <text:p>15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327911" calcext:value-type="float">
            <text:p>327911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470" calcext:value-type="float">
            <text:p>470</text:p>
          </table:table-cell>
          <table:table-cell table:style-name="ce124" table:formula="of:=[.AI11]*[.AJ11]" office:value-type="float" office:value="141" calcext:value-type="float">
            <text:p>141</text:p>
          </table:table-cell>
          <table:table-cell table:style-name="ce105" table:formula="of:=RANK([.AH11];[.$AH$3:.$AH$27];0)" office:value-type="float" office:value="17" calcext:value-type="float">
            <text:p>17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921905" calcext:value-type="float">
            <text:p>921905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80" calcext:value-type="float">
            <text:p>8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-80%" calcext:value-type="string">
            <text:p>-80%</text:p>
          </table:table-cell>
          <table:table-cell table:style-name="ce143" table:formula="of:=IF([.AT11]=&quot;+&quot;;1+[.AU11]/100;1-[.AU11]/100)" office:value-type="float" office:value="0.2" calcext:value-type="float">
            <text:p>0,2</text:p>
          </table:table-cell>
          <table:table-cell table:style-name="ce107" table:formula="of:=[.AX11]*[.AS11]" office:value-type="float" office:value="0.22" calcext:value-type="float">
            <text:p>0,22</text:p>
          </table:table-cell>
          <table:table-cell table:style-name="ce133" table:formula="of:=IF([.AY11]&lt;1;&quot;-&quot;;&quot;+&quot;)" office:value-type="string" office:string-value="-" calcext:value-type="string">
            <text:p>-</text:p>
          </table:table-cell>
          <table:table-cell table:style-name="ce107" table:formula="of:=ROUND(100*IF([.AY11]&gt;=1;[.AY11]-1;1-[.AY11]);0)" office:value-type="float" office:value="78" calcext:value-type="float">
            <text:p>78</text:p>
          </table:table-cell>
          <table:table-cell table:style-name="ce133" table:formula="of:=IF([.BA11]=0;&quot;0&quot;;COM.MICROSOFT.CONCAT([.AZ11:.BA11]))" office:value-type="string" office:string-value="-78" calcext:value-type="string">
            <text:p>-78</text:p>
          </table:table-cell>
          <table:table-cell table:style-name="ce135" table:formula="of:=RANK([.AN11];[.$AN$3:.$AN$30];0)" office:value-type="float" office:value="2" calcext:value-type="float">
            <text:p>2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826027" calcext:value-type="float">
            <text:p>82602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3" calcext:value-type="float">
            <text:p>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3%" calcext:value-type="string">
            <text:p>-3%</text:p>
          </table:table-cell>
          <table:table-cell table:style-name="ce125" table:formula="of:=1-[.D12]/100" office:value-type="float" office:value="0.97" calcext:value-type="float">
            <text:p>0,97</text:p>
          </table:table-cell>
          <table:table-cell table:style-name="ce106" table:formula="of:=RANK([.B12];[.$B$3:.$B$26];0)" office:value-type="float" office:value="6" calcext:value-type="float">
            <text:p>6</text:p>
          </table:table-cell>
          <table:table-cell table:style-name="ce106" table:formula="of:=RANDBETWEEN(1;1000000)" office:value-type="float" office:value="127752" calcext:value-type="float">
            <text:p>12775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2" calcext:value-type="float">
            <text:p>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2%" calcext:value-type="string">
            <text:p>+2%</text:p>
          </table:table-cell>
          <table:table-cell table:style-name="ce125" table:formula="of:=1+[.K12]/100" office:value-type="float" office:value="1.02" calcext:value-type="float">
            <text:p>1,02</text:p>
          </table:table-cell>
          <table:table-cell table:style-name="ce106" table:formula="of:=RANK([.I12];[.$I$3:.$I$25];0)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385993" calcext:value-type="float">
            <text:p>38599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5" calcext:value-type="float">
            <text:p>0,95</text:p>
          </table:table-cell>
          <table:table-cell table:style-name="ce125" table:formula="of:=COM.MICROSOFT.CONCAT([.R12:.S12])" office:value-type="string" office:string-value=" x 0,95" calcext:value-type="string">
            <text:p><text:s/>x 0,9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5" calcext:value-type="float">
            <text:p>5</text:p>
          </table:table-cell>
          <table:table-cell table:style-name="ce130" table:formula="of:=COM.MICROSOFT.CONCAT([.U12:.V12])" office:value-type="string" office:string-value="-5" calcext:value-type="string">
            <text:p>-5</text:p>
          </table:table-cell>
          <table:table-cell table:style-name="ce125" table:formula="of:=RANK([.Q12];[.$Q$3:.$Q$26];0)" office:value-type="float" office:value="19" calcext:value-type="float">
            <text:p>19</text:p>
          </table:table-cell>
          <table:table-cell table:style-name="ce125" table:formula="of:=RANDBETWEEN(1;1000000)" office:value-type="float" office:value="255280" calcext:value-type="float">
            <text:p>25528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8" calcext:value-type="float">
            <text:p>1,08</text:p>
          </table:table-cell>
          <table:table-cell table:style-name="ce125" table:formula="of:=COM.MICROSOFT.CONCAT([.Z12:.AA12])" office:value-type="string" office:string-value=" x 1,08" calcext:value-type="string">
            <text:p><text:s/>x 1,0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8" calcext:value-type="float">
            <text:p>8</text:p>
          </table:table-cell>
          <table:table-cell table:style-name="ce137" table:formula="of:=COM.MICROSOFT.CONCAT([.AC12:.AD12])" office:value-type="string" office:string-value="+8" calcext:value-type="string">
            <text:p>+8</text:p>
          </table:table-cell>
          <table:table-cell table:style-name="ce125" table:formula="of:=RANK([.Y12];[.$Y$3:.$Y$26];0)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52551" calcext:value-type="float">
            <text:p>52551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830" calcext:value-type="float">
            <text:p>830</text:p>
          </table:table-cell>
          <table:table-cell table:style-name="ce124" table:formula="of:=[.AI12]*[.AJ12]" office:value-type="float" office:value="415" calcext:value-type="float">
            <text:p>415</text:p>
          </table:table-cell>
          <table:table-cell table:style-name="ce105" table:formula="of:=RANK([.AH12];[.$AH$3:.$AH$27];0)" office:value-type="float" office:value="24" calcext:value-type="float">
            <text:p>24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754087" calcext:value-type="float">
            <text:p>75408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60" calcext:value-type="float">
            <text:p>6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60%" calcext:value-type="string">
            <text:p>-60%</text:p>
          </table:table-cell>
          <table:table-cell table:style-name="ce143" table:formula="of:=IF([.AT12]=&quot;+&quot;;1+[.AU12]/100;1-[.AU12]/100)" office:value-type="float" office:value="0.4" calcext:value-type="float">
            <text:p>0,4</text:p>
          </table:table-cell>
          <table:table-cell table:style-name="ce107" table:formula="of:=[.AX12]*[.AS12]" office:value-type="float" office:value="0.44" calcext:value-type="float">
            <text:p>0,44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56" calcext:value-type="float">
            <text:p>56</text:p>
          </table:table-cell>
          <table:table-cell table:style-name="ce133" table:formula="of:=IF([.BA12]=0;&quot;0&quot;;COM.MICROSOFT.CONCAT([.AZ12:.BA12]))" office:value-type="string" office:string-value="-56" calcext:value-type="string">
            <text:p>-56</text:p>
          </table:table-cell>
          <table:table-cell table:style-name="ce135" table:formula="of:=RANK([.AN12];[.$AN$3:.$AN$30];0)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1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919167" calcext:value-type="float">
            <text:p>91916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9" calcext:value-type="float">
            <text:p>1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9%" calcext:value-type="string">
            <text:p>+19%</text:p>
          </table:table-cell>
          <table:table-cell table:style-name="ce125" table:formula="of:=1+[.D13]/100" office:value-type="float" office:value="1.19" calcext:value-type="float">
            <text:p>1,19</text:p>
          </table:table-cell>
          <table:table-cell table:style-name="ce106" table:formula="of:=RANK([.B13];[.$B$3:.$B$26];0)" office:value-type="float" office:value="2" calcext:value-type="float">
            <text:p>2</text:p>
          </table:table-cell>
          <table:table-cell table:style-name="ce106" table:formula="of:=RANDBETWEEN(1;1000000)" office:value-type="float" office:value="440986" calcext:value-type="float">
            <text:p>44098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2" calcext:value-type="float">
            <text:p>1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2%" calcext:value-type="string">
            <text:p>-12%</text:p>
          </table:table-cell>
          <table:table-cell table:style-name="ce125" table:formula="of:=1-[.K13]/100" office:value-type="float" office:value="0.88" calcext:value-type="float">
            <text:p>0,88</text:p>
          </table:table-cell>
          <table:table-cell table:style-name="ce106" table:formula="of:=RANK([.I13];[.$I$3:.$I$25];0)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519884" calcext:value-type="float">
            <text:p>51988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1" calcext:value-type="float">
            <text:p>1,11</text:p>
          </table:table-cell>
          <table:table-cell table:style-name="ce125" table:formula="of:=COM.MICROSOFT.CONCAT([.R13:.S13])" office:value-type="string" office:string-value=" x 1,11" calcext:value-type="string">
            <text:p><text:s/>x 1,1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1" calcext:value-type="float">
            <text:p>11</text:p>
          </table:table-cell>
          <table:table-cell table:style-name="ce130" table:formula="of:=COM.MICROSOFT.CONCAT([.U13:.V13])" office:value-type="string" office:string-value="+11" calcext:value-type="string">
            <text:p>+11</text:p>
          </table:table-cell>
          <table:table-cell table:style-name="ce125" table:formula="of:=RANK([.Q13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590495" calcext:value-type="float">
            <text:p>59049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3" calcext:value-type="float">
            <text:p>0,83</text:p>
          </table:table-cell>
          <table:table-cell table:style-name="ce125" table:formula="of:=COM.MICROSOFT.CONCAT([.Z13:.AA13])" office:value-type="string" office:string-value=" x 0,83" calcext:value-type="string">
            <text:p><text:s/>x 0,8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7" calcext:value-type="float">
            <text:p>17</text:p>
          </table:table-cell>
          <table:table-cell table:style-name="ce137" table:formula="of:=COM.MICROSOFT.CONCAT([.AC13:.AD13])" office:value-type="string" office:string-value="-17" calcext:value-type="string">
            <text:p>-17</text:p>
          </table:table-cell>
          <table:table-cell table:style-name="ce125" table:formula="of:=RANK([.Y13];[.$Y$3:.$Y$26];0)" office:value-type="float" office:value="9" calcext:value-type="float">
            <text:p>9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494717" calcext:value-type="float">
            <text:p>49471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920" calcext:value-type="float">
            <text:p>920</text:p>
          </table:table-cell>
          <table:table-cell table:style-name="ce124" table:formula="of:=[.AI13]*[.AJ13]" office:value-type="float" office:value="276" calcext:value-type="float">
            <text:p>276</text:p>
          </table:table-cell>
          <table:table-cell table:style-name="ce105" table:formula="of:=RANK([.AH13];[.$AH$3:.$AH$27];0)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513718" calcext:value-type="float">
            <text:p>51371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50%" calcext:value-type="string">
            <text:p>-50%</text:p>
          </table:table-cell>
          <table:table-cell table:style-name="ce145" table:formula="of:=IF([.AT13]=&quot;+&quot;;1+[.AU13]/100;1-[.AU13]/100)" office:value-type="float" office:value="0.5" calcext:value-type="float">
            <text:p>0,5</text:p>
          </table:table-cell>
          <table:table-cell table:style-name="ce146" table:formula="of:=[.AX13]*[.AS13]" office:value-type="float" office:value="1" calcext:value-type="float">
            <text:p>1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0" calcext:value-type="float">
            <text:p>0</text:p>
          </table:table-cell>
          <table:table-cell table:style-name="ce147" table:formula="of:=IF([.BA13]=0;&quot;0&quot;;COM.MICROSOFT.CONCAT([.AZ13:.BA13]))" office:value-type="string" office:string-value="0" calcext:value-type="string">
            <text:p>0</text:p>
          </table:table-cell>
          <table:table-cell table:style-name="ce139" table:formula="of:=RANK([.AN13];[.$AN$3:.$AN$30];0)" office:value-type="float" office:value="17" calcext:value-type="float">
            <text:p>17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1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852643" calcext:value-type="float">
            <text:p>85264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1" calcext:value-type="float">
            <text:p>2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1%" calcext:value-type="string">
            <text:p>-21%</text:p>
          </table:table-cell>
          <table:table-cell table:style-name="ce125" table:formula="of:=1-[.D14]/100" office:value-type="float" office:value="0.79" calcext:value-type="float">
            <text:p>0,79</text:p>
          </table:table-cell>
          <table:table-cell table:style-name="ce106" table:formula="of:=RANK([.B14];[.$B$3:.$B$26];0)" office:value-type="float" office:value="4" calcext:value-type="float">
            <text:p>4</text:p>
          </table:table-cell>
          <table:table-cell table:style-name="ce106" table:formula="of:=RANDBETWEEN(1;1000000)" office:value-type="float" office:value="425960" calcext:value-type="float">
            <text:p>425960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9" calcext:value-type="float">
            <text:p>2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9%" calcext:value-type="string">
            <text:p>+29%</text:p>
          </table:table-cell>
          <table:table-cell table:style-name="ce125" table:formula="of:=1+[.K14]/100" office:value-type="float" office:value="1.29" calcext:value-type="float">
            <text:p>1,29</text:p>
          </table:table-cell>
          <table:table-cell table:style-name="ce106" table:formula="of:=RANK([.I14];[.$I$3:.$I$25];0)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700690" calcext:value-type="float">
            <text:p>70069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6" calcext:value-type="float">
            <text:p>0,76</text:p>
          </table:table-cell>
          <table:table-cell table:style-name="ce125" table:formula="of:=COM.MICROSOFT.CONCAT([.R14:.S14])" office:value-type="string" office:string-value=" x 0,76" calcext:value-type="string">
            <text:p><text:s/>x 0,7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4" calcext:value-type="float">
            <text:p>24</text:p>
          </table:table-cell>
          <table:table-cell table:style-name="ce130" table:formula="of:=COM.MICROSOFT.CONCAT([.U14:.V14])" office:value-type="string" office:string-value="-24" calcext:value-type="string">
            <text:p>-24</text:p>
          </table:table-cell>
          <table:table-cell table:style-name="ce125" table:formula="of:=RANK([.Q14];[.$Q$3:.$Q$26];0)" office:value-type="float" office:value="10" calcext:value-type="float">
            <text:p>10</text:p>
          </table:table-cell>
          <table:table-cell table:style-name="ce125" table:formula="of:=RANDBETWEEN(1;1000000)" office:value-type="float" office:value="73113" calcext:value-type="float">
            <text:p>7311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5" calcext:value-type="float">
            <text:p>1,25</text:p>
          </table:table-cell>
          <table:table-cell table:style-name="ce125" table:formula="of:=COM.MICROSOFT.CONCAT([.Z14:.AA14])" office:value-type="string" office:string-value=" x 1,25" calcext:value-type="string">
            <text:p><text:s/>x 1,2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5" calcext:value-type="float">
            <text:p>25</text:p>
          </table:table-cell>
          <table:table-cell table:style-name="ce137" table:formula="of:=COM.MICROSOFT.CONCAT([.AC14:.AD14])" office:value-type="string" office:string-value="+25" calcext:value-type="string">
            <text:p>+25</text:p>
          </table:table-cell>
          <table:table-cell table:style-name="ce125" table:formula="of:=RANK([.Y14];[.$Y$3:.$Y$26];0)" office:value-type="float" office:value="22" calcext:value-type="float">
            <text:p>22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772843" calcext:value-type="float">
            <text:p>772843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540" calcext:value-type="float">
            <text:p>540</text:p>
          </table:table-cell>
          <table:table-cell table:style-name="ce124" table:formula="of:=[.AI14]*[.AJ14]" office:value-type="float" office:value="216" calcext:value-type="float">
            <text:p>216</text:p>
          </table:table-cell>
          <table:table-cell table:style-name="ce105" table:formula="of:=RANK([.AH14];[.$AH$3:.$AH$27];0)" office:value-type="float" office:value="6" calcext:value-type="float">
            <text:p>6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780166" calcext:value-type="float">
            <text:p>78016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+80%" calcext:value-type="string">
            <text:p>+80%</text:p>
          </table:table-cell>
          <table:table-cell table:style-name="ce145" table:formula="of:=IF([.AT14]=&quot;+&quot;;1+[.AU14]/100;1-[.AU14]/100)" office:value-type="float" office:value="1.8" calcext:value-type="float">
            <text:p>1,8</text:p>
          </table:table-cell>
          <table:table-cell table:style-name="ce146" table:formula="of:=[.AX14]*[.AS14]" office:value-type="float" office:value="3.6" calcext:value-type="float">
            <text:p>3,6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260" calcext:value-type="float">
            <text:p>260</text:p>
          </table:table-cell>
          <table:table-cell table:style-name="ce147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139" table:formula="of:=RANK([.AN14];[.$AN$3:.$AN$30];0)" office:value-type="float" office:value="8" calcext:value-type="float">
            <text:p>8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244317" calcext:value-type="float">
            <text:p>24431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9" calcext:value-type="float">
            <text:p>3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9%" calcext:value-type="string">
            <text:p>+39%</text:p>
          </table:table-cell>
          <table:table-cell table:style-name="ce125" table:formula="of:=1+[.D15]/100" office:value-type="float" office:value="1.39" calcext:value-type="float">
            <text:p>1,39</text:p>
          </table:table-cell>
          <table:table-cell table:style-name="ce106" table:formula="of:=RANK([.B15];[.$B$3:.$B$26];0)" office:value-type="float" office:value="19" calcext:value-type="float">
            <text:p>19</text:p>
          </table:table-cell>
          <table:table-cell table:style-name="ce106" table:formula="of:=RANDBETWEEN(1;1000000)" office:value-type="float" office:value="79800" calcext:value-type="float">
            <text:p>7980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2" calcext:value-type="float">
            <text:p>3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2%" calcext:value-type="string">
            <text:p>-32%</text:p>
          </table:table-cell>
          <table:table-cell table:style-name="ce125" table:formula="of:=1-[.K15]/100" office:value-type="float" office:value="0.68" calcext:value-type="float">
            <text:p>0,68</text:p>
          </table:table-cell>
          <table:table-cell table:style-name="ce106" table:formula="of:=RANK([.I15];[.$I$3:.$I$25];0)" office:value-type="float" office:value="21" calcext:value-type="float">
            <text:p>21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601254" calcext:value-type="float">
            <text:p>60125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4" calcext:value-type="float">
            <text:p>1,34</text:p>
          </table:table-cell>
          <table:table-cell table:style-name="ce125" table:formula="of:=COM.MICROSOFT.CONCAT([.R15:.S15])" office:value-type="string" office:string-value=" x 1,34" calcext:value-type="string">
            <text:p><text:s/>x 1,3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4" calcext:value-type="float">
            <text:p>34</text:p>
          </table:table-cell>
          <table:table-cell table:style-name="ce130" table:formula="of:=COM.MICROSOFT.CONCAT([.U15:.V15])" office:value-type="string" office:string-value="+34" calcext:value-type="string">
            <text:p>+34</text:p>
          </table:table-cell>
          <table:table-cell table:style-name="ce125" table:formula="of:=RANK([.Q15];[.$Q$3:.$Q$26];0)" office:value-type="float" office:value="14" calcext:value-type="float">
            <text:p>14</text:p>
          </table:table-cell>
          <table:table-cell table:style-name="ce125" table:formula="of:=RANDBETWEEN(1;1000000)" office:value-type="float" office:value="807326" calcext:value-type="float">
            <text:p>80732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7" calcext:value-type="float">
            <text:p>0,67</text:p>
          </table:table-cell>
          <table:table-cell table:style-name="ce125" table:formula="of:=COM.MICROSOFT.CONCAT([.Z15:.AA15])" office:value-type="string" office:string-value=" x 0,67" calcext:value-type="string">
            <text:p><text:s/>x 0,6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3" calcext:value-type="float">
            <text:p>33</text:p>
          </table:table-cell>
          <table:table-cell table:style-name="ce137" table:formula="of:=COM.MICROSOFT.CONCAT([.AC15:.AD15])" office:value-type="string" office:string-value="-33" calcext:value-type="string">
            <text:p>-33</text:p>
          </table:table-cell>
          <table:table-cell table:style-name="ce125" table:formula="of:=RANK([.Y15];[.$Y$3:.$Y$26];0)" office:value-type="float" office:value="3" calcext:value-type="float">
            <text:p>3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817654" calcext:value-type="float">
            <text:p>817654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390" calcext:value-type="float">
            <text:p>390</text:p>
          </table:table-cell>
          <table:table-cell table:style-name="ce124" table:formula="of:=[.AI15]*[.AJ15]" office:value-type="float" office:value="273" calcext:value-type="float">
            <text:p>273</text:p>
          </table:table-cell>
          <table:table-cell table:style-name="ce105" table:formula="of:=RANK([.AH15];[.$AH$3:.$AH$27];0)" office:value-type="float" office:value="4" calcext:value-type="float">
            <text:p>4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400136" calcext:value-type="float">
            <text:p>40013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20%" calcext:value-type="string">
            <text:p>-20%</text:p>
          </table:table-cell>
          <table:table-cell table:style-name="ce145" table:formula="of:=IF([.AT15]=&quot;+&quot;;1+[.AU15]/100;1-[.AU15]/100)" office:value-type="float" office:value="0.8" calcext:value-type="float">
            <text:p>0,8</text:p>
          </table:table-cell>
          <table:table-cell table:style-name="ce146" table:formula="of:=[.AX15]*[.AS15]" office:value-type="float" office:value="1.6" calcext:value-type="float">
            <text:p>1,6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60" calcext:value-type="float">
            <text:p>60</text:p>
          </table:table-cell>
          <table:table-cell table:style-name="ce147" table:formula="of:=IF([.BA15]=0;&quot;0&quot;;COM.MICROSOFT.CONCAT([.AZ15:.BA15]))" office:value-type="string" office:string-value="+60" calcext:value-type="string">
            <text:p>+60</text:p>
          </table:table-cell>
          <table:table-cell table:style-name="ce139" table:formula="of:=RANK([.AN15];[.$AN$3:.$AN$30];0)" office:value-type="float" office:value="22" calcext:value-type="float">
            <text:p>22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1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238601" calcext:value-type="float">
            <text:p>23860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1" calcext:value-type="float">
            <text:p>4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1%" calcext:value-type="string">
            <text:p>-41%</text:p>
          </table:table-cell>
          <table:table-cell table:style-name="ce125" table:formula="of:=1-[.D16]/100" office:value-type="float" office:value="0.59" calcext:value-type="float">
            <text:p>0,59</text:p>
          </table:table-cell>
          <table:table-cell table:style-name="ce106" table:formula="of:=RANK([.B16];[.$B$3:.$B$26];0)" office:value-type="float" office:value="20" calcext:value-type="float">
            <text:p>20</text:p>
          </table:table-cell>
          <table:table-cell table:style-name="ce106" table:formula="of:=RANDBETWEEN(1;1000000)" office:value-type="float" office:value="397881" calcext:value-type="float">
            <text:p>39788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6" calcext:value-type="float">
            <text:p>4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6%" calcext:value-type="string">
            <text:p>+46%</text:p>
          </table:table-cell>
          <table:table-cell table:style-name="ce125" table:formula="of:=1+[.K16]/100" office:value-type="float" office:value="1.46" calcext:value-type="float">
            <text:p>1,46</text:p>
          </table:table-cell>
          <table:table-cell table:style-name="ce106" table:formula="of:=RANK([.I16];[.$I$3:.$I$25];0)" office:value-type="float" office:value="14" calcext:value-type="float">
            <text:p>14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306601" calcext:value-type="float">
            <text:p>30660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9" calcext:value-type="float">
            <text:p>0,59</text:p>
          </table:table-cell>
          <table:table-cell table:style-name="ce125" table:formula="of:=COM.MICROSOFT.CONCAT([.R16:.S16])" office:value-type="string" office:string-value=" x 0,59" calcext:value-type="string">
            <text:p><text:s/>x 0,5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1" calcext:value-type="float">
            <text:p>41</text:p>
          </table:table-cell>
          <table:table-cell table:style-name="ce130" table:formula="of:=COM.MICROSOFT.CONCAT([.U16:.V16])" office:value-type="string" office:string-value="-41" calcext:value-type="string">
            <text:p>-41</text:p>
          </table:table-cell>
          <table:table-cell table:style-name="ce125" table:formula="of:=RANK([.Q16];[.$Q$3:.$Q$26];0)" office:value-type="float" office:value="21" calcext:value-type="float">
            <text:p>21</text:p>
          </table:table-cell>
          <table:table-cell table:style-name="ce125" table:formula="of:=RANDBETWEEN(1;1000000)" office:value-type="float" office:value="438792" calcext:value-type="float">
            <text:p>43879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5" calcext:value-type="float">
            <text:p>1,45</text:p>
          </table:table-cell>
          <table:table-cell table:style-name="ce125" table:formula="of:=COM.MICROSOFT.CONCAT([.Z16:.AA16])" office:value-type="string" office:string-value=" x 1,45" calcext:value-type="string">
            <text:p><text:s/>x 1,4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5" calcext:value-type="float">
            <text:p>45</text:p>
          </table:table-cell>
          <table:table-cell table:style-name="ce137" table:formula="of:=COM.MICROSOFT.CONCAT([.AC16:.AD16])" office:value-type="string" office:string-value="+45" calcext:value-type="string">
            <text:p>+45</text:p>
          </table:table-cell>
          <table:table-cell table:style-name="ce125" table:formula="of:=RANK([.Y16];[.$Y$3:.$Y$26];0)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655285" calcext:value-type="float">
            <text:p>655285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430" calcext:value-type="float">
            <text:p>430</text:p>
          </table:table-cell>
          <table:table-cell table:style-name="ce124" table:formula="of:=[.AI16]*[.AJ16]" office:value-type="float" office:value="301" calcext:value-type="float">
            <text:p>301</text:p>
          </table:table-cell>
          <table:table-cell table:style-name="ce105" table:formula="of:=RANK([.AH16];[.$AH$3:.$AH$27];0)" office:value-type="float" office:value="8" calcext:value-type="float">
            <text:p>8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113700" calcext:value-type="float">
            <text:p>113700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60%" calcext:value-type="string">
            <text:p>-60%</text:p>
          </table:table-cell>
          <table:table-cell table:style-name="ce145" table:formula="of:=IF([.AT16]=&quot;+&quot;;1+[.AU16]/100;1-[.AU16]/100)" office:value-type="float" office:value="0.4" calcext:value-type="float">
            <text:p>0,4</text:p>
          </table:table-cell>
          <table:table-cell table:style-name="ce146" table:formula="of:=[.AX16]*[.AS16]" office:value-type="float" office:value="0.8" calcext:value-type="float">
            <text:p>0,8</text:p>
          </table:table-cell>
          <table:table-cell table:style-name="ce147" table:formula="of:=IF([.AY16]&lt;1;&quot;-&quot;;&quot;+&quot;)" office:value-type="string" office:string-value="-" calcext:value-type="string">
            <text:p>-</text:p>
          </table:table-cell>
          <table:table-cell table:style-name="ce146" table:formula="of:=ROUND(100*IF([.AY16]&gt;=1;[.AY16]-1;1-[.AY16]);0)" office:value-type="float" office:value="20" calcext:value-type="float">
            <text:p>20</text:p>
          </table:table-cell>
          <table:table-cell table:style-name="ce147" table:formula="of:=IF([.BA16]=0;&quot;0&quot;;COM.MICROSOFT.CONCAT([.AZ16:.BA16]))" office:value-type="string" office:string-value="-20" calcext:value-type="string">
            <text:p>-20</text:p>
          </table:table-cell>
          <table:table-cell table:style-name="ce139" table:formula="of:=RANK([.AN16];[.$AN$3:.$AN$30];0)" office:value-type="float" office:value="27" calcext:value-type="float">
            <text:p>27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1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520376" calcext:value-type="float">
            <text:p>52037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5" calcext:value-type="float">
            <text:p>5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5%" calcext:value-type="string">
            <text:p>+55%</text:p>
          </table:table-cell>
          <table:table-cell table:style-name="ce125" table:formula="of:=1+[.D17]/100" office:value-type="float" office:value="1.55" calcext:value-type="float">
            <text:p>1,55</text:p>
          </table:table-cell>
          <table:table-cell table:style-name="ce106" table:formula="of:=RANK([.B17];[.$B$3:.$B$26];0)" office:value-type="float" office:value="14" calcext:value-type="float">
            <text:p>14</text:p>
          </table:table-cell>
          <table:table-cell table:style-name="ce106" table:formula="of:=RANDBETWEEN(1;1000000)" office:value-type="float" office:value="415138" calcext:value-type="float">
            <text:p>41513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3" calcext:value-type="float">
            <text:p>5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3%" calcext:value-type="string">
            <text:p>-53%</text:p>
          </table:table-cell>
          <table:table-cell table:style-name="ce125" table:formula="of:=1-[.K17]/100" office:value-type="float" office:value="0.47" calcext:value-type="float">
            <text:p>0,47</text:p>
          </table:table-cell>
          <table:table-cell table:style-name="ce106" table:formula="of:=RANK([.I17];[.$I$3:.$I$25];0)" office:value-type="float" office:value="13" calcext:value-type="float">
            <text:p>13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544122" calcext:value-type="float">
            <text:p>54412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7" calcext:value-type="float">
            <text:p>1,57</text:p>
          </table:table-cell>
          <table:table-cell table:style-name="ce125" table:formula="of:=COM.MICROSOFT.CONCAT([.R17:.S17])" office:value-type="string" office:string-value=" x 1,57" calcext:value-type="string">
            <text:p><text:s/>x 1,5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7" calcext:value-type="float">
            <text:p>57</text:p>
          </table:table-cell>
          <table:table-cell table:style-name="ce130" table:formula="of:=COM.MICROSOFT.CONCAT([.U17:.V17])" office:value-type="string" office:string-value="+57" calcext:value-type="string">
            <text:p>+57</text:p>
          </table:table-cell>
          <table:table-cell table:style-name="ce125" table:formula="of:=RANK([.Q17];[.$Q$3:.$Q$26];0)" office:value-type="float" office:value="15" calcext:value-type="float">
            <text:p>15</text:p>
          </table:table-cell>
          <table:table-cell table:style-name="ce125" table:formula="of:=RANDBETWEEN(1;1000000)" office:value-type="float" office:value="895218" calcext:value-type="float">
            <text:p>89521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7" calcext:value-type="float">
            <text:p>0,47</text:p>
          </table:table-cell>
          <table:table-cell table:style-name="ce125" table:formula="of:=COM.MICROSOFT.CONCAT([.Z17:.AA17])" office:value-type="string" office:string-value=" x 0,47" calcext:value-type="string">
            <text:p><text:s/>x 0,4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3" calcext:value-type="float">
            <text:p>53</text:p>
          </table:table-cell>
          <table:table-cell table:style-name="ce137" table:formula="of:=COM.MICROSOFT.CONCAT([.AC17:.AD17])" office:value-type="string" office:string-value="-53" calcext:value-type="string">
            <text:p>-53</text:p>
          </table:table-cell>
          <table:table-cell table:style-name="ce125" table:formula="of:=RANK([.Y17];[.$Y$3:.$Y$26];0)" office:value-type="float" office:value="2" calcext:value-type="float">
            <text:p>2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88230" calcext:value-type="float">
            <text:p>88230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490" calcext:value-type="float">
            <text:p>490</text:p>
          </table:table-cell>
          <table:table-cell table:style-name="ce124" table:formula="of:=[.AI17]*[.AJ17]" office:value-type="float" office:value="392" calcext:value-type="float">
            <text:p>392</text:p>
          </table:table-cell>
          <table:table-cell table:style-name="ce105" table:formula="of:=RANK([.AH17];[.$AH$3:.$AH$27];0)" office:value-type="float" office:value="23" calcext:value-type="float">
            <text:p>23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523337" calcext:value-type="float">
            <text:p>523337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60%" calcext:value-type="string">
            <text:p>-60%</text:p>
          </table:table-cell>
          <table:table-cell table:style-name="ce145" table:formula="of:=IF([.AT17]=&quot;+&quot;;1+[.AU17]/100;1-[.AU17]/100)" office:value-type="float" office:value="0.4" calcext:value-type="float">
            <text:p>0,4</text:p>
          </table:table-cell>
          <table:table-cell table:style-name="ce146" table:formula="of:=[.AX17]*[.AS17]" office:value-type="float" office:value="0.8" calcext:value-type="float">
            <text:p>0,8</text:p>
          </table:table-cell>
          <table:table-cell table:style-name="ce147" table:formula="of:=IF([.AY17]&lt;1;&quot;-&quot;;&quot;+&quot;)" office:value-type="string" office:string-value="-" calcext:value-type="string">
            <text:p>-</text:p>
          </table:table-cell>
          <table:table-cell table:style-name="ce146" table:formula="of:=ROUND(100*IF([.AY17]&gt;=1;[.AY17]-1;1-[.AY17]);0)" office:value-type="float" office:value="20" calcext:value-type="float">
            <text:p>20</text:p>
          </table:table-cell>
          <table:table-cell table:style-name="ce147" table:formula="of:=IF([.BA17]=0;&quot;0&quot;;COM.MICROSOFT.CONCAT([.AZ17:.BA17]))" office:value-type="string" office:string-value="-20" calcext:value-type="string">
            <text:p>-20</text:p>
          </table:table-cell>
          <table:table-cell table:style-name="ce139" table:formula="of:=RANK([.AN17];[.$AN$3:.$AN$30];0)" office:value-type="float" office:value="16" calcext:value-type="float">
            <text:p>16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1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191118" calcext:value-type="float">
            <text:p>19111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3" calcext:value-type="float">
            <text:p>6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3%" calcext:value-type="string">
            <text:p>-63%</text:p>
          </table:table-cell>
          <table:table-cell table:style-name="ce125" table:formula="of:=1-[.D18]/100" office:value-type="float" office:value="0.37" calcext:value-type="float">
            <text:p>0,37</text:p>
          </table:table-cell>
          <table:table-cell table:style-name="ce106" table:formula="of:=RANK([.B18];[.$B$3:.$B$26];0)" office:value-type="float" office:value="22" calcext:value-type="float">
            <text:p>22</text:p>
          </table:table-cell>
          <table:table-cell table:style-name="ce106" table:formula="of:=RANDBETWEEN(1;1000000)" office:value-type="float" office:value="57975" calcext:value-type="float">
            <text:p>5797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5" calcext:value-type="float">
            <text:p>6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5%" calcext:value-type="string">
            <text:p>+65%</text:p>
          </table:table-cell>
          <table:table-cell table:style-name="ce125" table:formula="of:=1+[.K18]/100" office:value-type="float" office:value="1.65" calcext:value-type="float">
            <text:p>1,65</text:p>
          </table:table-cell>
          <table:table-cell table:style-name="ce106" table:formula="of:=RANK([.I18];[.$I$3:.$I$25];0)" office:value-type="float" office:value="22" calcext:value-type="float">
            <text:p>22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732487" calcext:value-type="float">
            <text:p>73248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4" calcext:value-type="float">
            <text:p>0,34</text:p>
          </table:table-cell>
          <table:table-cell table:style-name="ce125" table:formula="of:=COM.MICROSOFT.CONCAT([.R18:.S18])" office:value-type="string" office:string-value=" x 0,34" calcext:value-type="string">
            <text:p><text:s/>x 0,3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6" calcext:value-type="float">
            <text:p>66</text:p>
          </table:table-cell>
          <table:table-cell table:style-name="ce130" table:formula="of:=COM.MICROSOFT.CONCAT([.U18:.V18])" office:value-type="string" office:string-value="-66" calcext:value-type="string">
            <text:p>-66</text:p>
          </table:table-cell>
          <table:table-cell table:style-name="ce125" table:formula="of:=RANK([.Q18];[.$Q$3:.$Q$26];0)" office:value-type="float" office:value="7" calcext:value-type="float">
            <text:p>7</text:p>
          </table:table-cell>
          <table:table-cell table:style-name="ce125" table:formula="of:=RANDBETWEEN(1;1000000)" office:value-type="float" office:value="946936" calcext:value-type="float">
            <text:p>94693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6" calcext:value-type="float">
            <text:p>1,66</text:p>
          </table:table-cell>
          <table:table-cell table:style-name="ce125" table:formula="of:=COM.MICROSOFT.CONCAT([.Z18:.AA18])" office:value-type="string" office:string-value=" x 1,66" calcext:value-type="string">
            <text:p><text:s/>x 1,6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6" calcext:value-type="float">
            <text:p>66</text:p>
          </table:table-cell>
          <table:table-cell table:style-name="ce137" table:formula="of:=COM.MICROSOFT.CONCAT([.AC18:.AD18])" office:value-type="string" office:string-value="+66" calcext:value-type="string">
            <text:p>+66</text:p>
          </table:table-cell>
          <table:table-cell table:style-name="ce125" table:formula="of:=RANK([.Y18];[.$Y$3:.$Y$26];0)" office:value-type="float" office:value="1" calcext:value-type="float">
            <text:p>1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332068" calcext:value-type="float">
            <text:p>332068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50" calcext:value-type="float">
            <text:p>50</text:p>
          </table:table-cell>
          <table:table-cell table:style-name="ce124" table:formula="of:=[.AI18]*[.AJ18]" office:value-type="float" office:value="35" calcext:value-type="float">
            <text:p>35</text:p>
          </table:table-cell>
          <table:table-cell table:style-name="ce105" table:formula="of:=RANK([.AH18];[.$AH$3:.$AH$27];0)" office:value-type="float" office:value="16" calcext:value-type="float">
            <text:p>16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845592" calcext:value-type="float">
            <text:p>84559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70%" calcext:value-type="string">
            <text:p>+70%</text:p>
          </table:table-cell>
          <table:table-cell table:style-name="ce142" table:formula="of:=IF([.AO18]=&quot;+&quot;;1+[.AP18]/100;1-[.AP18]/100)" office:value-type="float" office:value="1.7" calcext:value-type="float">
            <text:p>1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-50%" calcext:value-type="string">
            <text:p>-50%</text:p>
          </table:table-cell>
          <table:table-cell table:style-name="ce142" table:formula="of:=IF([.AT18]=&quot;+&quot;;1+[.AU18]/100;1-[.AU18]/100)" office:value-type="float" office:value="0.5" calcext:value-type="float">
            <text:p>0,5</text:p>
          </table:table-cell>
          <table:table-cell table:style-name="ce124" table:formula="of:=[.AX18]*[.AS18]" office:value-type="float" office:value="0.85" calcext:value-type="float">
            <text:p>0,85</text:p>
          </table:table-cell>
          <table:table-cell table:style-name="ce129" table:formula="of:=IF([.AY18]&lt;1;&quot;-&quot;;&quot;+&quot;)" office:value-type="string" office:string-value="-" calcext:value-type="string">
            <text:p>-</text:p>
          </table:table-cell>
          <table:table-cell table:style-name="ce124" table:formula="of:=ROUND(100*IF([.AY18]&gt;=1;[.AY18]-1;1-[.AY18]);0)" office:value-type="float" office:value="15" calcext:value-type="float">
            <text:p>15</text:p>
          </table:table-cell>
          <table:table-cell table:style-name="ce129" table:formula="of:=IF([.BA18]=0;&quot;0&quot;;COM.MICROSOFT.CONCAT([.AZ18:.BA18]))" office:value-type="string" office:string-value="-15" calcext:value-type="string">
            <text:p>-15</text:p>
          </table:table-cell>
          <table:table-cell table:style-name="ce105" table:formula="of:=RANK([.AN18];[.$AN$3:.$AN$30];0)" office:value-type="float" office:value="4" calcext:value-type="float">
            <text:p>4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1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559153" calcext:value-type="float">
            <text:p>55915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4" calcext:value-type="float">
            <text:p>7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4%" calcext:value-type="string">
            <text:p>+74%</text:p>
          </table:table-cell>
          <table:table-cell table:style-name="ce125" table:formula="of:=1+[.D19]/100" office:value-type="float" office:value="1.74" calcext:value-type="float">
            <text:p>1,74</text:p>
          </table:table-cell>
          <table:table-cell table:style-name="ce106" table:formula="of:=RANK([.B19];[.$B$3:.$B$26];0)" office:value-type="float" office:value="12" calcext:value-type="float">
            <text:p>12</text:p>
          </table:table-cell>
          <table:table-cell table:style-name="ce106" table:formula="of:=RANDBETWEEN(1;1000000)" office:value-type="float" office:value="421250" calcext:value-type="float">
            <text:p>42125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7" calcext:value-type="float">
            <text:p>7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7%" calcext:value-type="string">
            <text:p>-77%</text:p>
          </table:table-cell>
          <table:table-cell table:style-name="ce125" table:formula="of:=1-[.K19]/100" office:value-type="float" office:value="0.23" calcext:value-type="float">
            <text:p>0,23</text:p>
          </table:table-cell>
          <table:table-cell table:style-name="ce106" table:formula="of:=RANK([.I19];[.$I$3:.$I$25];0)" office:value-type="float" office:value="12" calcext:value-type="float">
            <text:p>12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383757" calcext:value-type="float">
            <text:p>38375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6" calcext:value-type="float">
            <text:p>1,76</text:p>
          </table:table-cell>
          <table:table-cell table:style-name="ce125" table:formula="of:=COM.MICROSOFT.CONCAT([.R19:.S19])" office:value-type="string" office:string-value=" x 1,76" calcext:value-type="string">
            <text:p><text:s/>x 1,7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6" calcext:value-type="float">
            <text:p>76</text:p>
          </table:table-cell>
          <table:table-cell table:style-name="ce130" table:formula="of:=COM.MICROSOFT.CONCAT([.U19:.V19])" office:value-type="string" office:string-value="+76" calcext:value-type="string">
            <text:p>+76</text:p>
          </table:table-cell>
          <table:table-cell table:style-name="ce125" table:formula="of:=RANK([.Q19];[.$Q$3:.$Q$26];0)" office:value-type="float" office:value="20" calcext:value-type="float">
            <text:p>20</text:p>
          </table:table-cell>
          <table:table-cell table:style-name="ce125" table:formula="of:=RANDBETWEEN(1;1000000)" office:value-type="float" office:value="147677" calcext:value-type="float">
            <text:p>14767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8" calcext:value-type="float">
            <text:p>0,28</text:p>
          </table:table-cell>
          <table:table-cell table:style-name="ce125" table:formula="of:=COM.MICROSOFT.CONCAT([.Z19:.AA19])" office:value-type="string" office:string-value=" x 0,28" calcext:value-type="string">
            <text:p><text:s/>x 0,2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2" calcext:value-type="float">
            <text:p>72</text:p>
          </table:table-cell>
          <table:table-cell table:style-name="ce137" table:formula="of:=COM.MICROSOFT.CONCAT([.AC19:.AD19])" office:value-type="string" office:string-value="-72" calcext:value-type="string">
            <text:p>-72</text:p>
          </table:table-cell>
          <table:table-cell table:style-name="ce125" table:formula="of:=RANK([.Y19];[.$Y$3:.$Y$26];0)" office:value-type="float" office:value="20" calcext:value-type="float">
            <text:p>20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875543" calcext:value-type="float">
            <text:p>875543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10" calcext:value-type="float">
            <text:p>210</text:p>
          </table:table-cell>
          <table:table-cell table:style-name="ce124" table:formula="of:=[.AI19]*[.AJ19]" office:value-type="float" office:value="63" calcext:value-type="float">
            <text:p>63</text:p>
          </table:table-cell>
          <table:table-cell table:style-name="ce105" table:formula="of:=RANK([.AH19];[.$AH$3:.$AH$27];0)" office:value-type="float" office:value="2" calcext:value-type="float">
            <text:p>2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165570" calcext:value-type="float">
            <text:p>16557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+70%" calcext:value-type="string">
            <text:p>+70%</text:p>
          </table:table-cell>
          <table:table-cell table:style-name="ce142" table:formula="of:=IF([.AO19]=&quot;+&quot;;1+[.AP19]/100;1-[.AP19]/100)" office:value-type="float" office:value="1.7" calcext:value-type="float">
            <text:p>1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-10%" calcext:value-type="string">
            <text:p>-10%</text:p>
          </table:table-cell>
          <table:table-cell table:style-name="ce142" table:formula="of:=IF([.AT19]=&quot;+&quot;;1+[.AU19]/100;1-[.AU19]/100)" office:value-type="float" office:value="0.9" calcext:value-type="float">
            <text:p>0,9</text:p>
          </table:table-cell>
          <table:table-cell table:style-name="ce124" table:formula="of:=[.AX19]*[.AS19]" office:value-type="float" office:value="1.53" calcext:value-type="float">
            <text:p>1,53</text:p>
          </table:table-cell>
          <table:table-cell table:style-name="ce129" table:formula="of:=IF([.AY19]&lt;1;&quot;-&quot;;&quot;+&quot;)" office:value-type="string" office:string-value="+" calcext:value-type="string">
            <text:p>+</text:p>
          </table:table-cell>
          <table:table-cell table:style-name="ce124" table:formula="of:=ROUND(100*IF([.AY19]&gt;=1;[.AY19]-1;1-[.AY19]);0)" office:value-type="float" office:value="53" calcext:value-type="float">
            <text:p>53</text:p>
          </table:table-cell>
          <table:table-cell table:style-name="ce129" table:formula="of:=IF([.BA19]=0;&quot;0&quot;;COM.MICROSOFT.CONCAT([.AZ19:.BA19]))" office:value-type="string" office:string-value="+53" calcext:value-type="string">
            <text:p>+53</text:p>
          </table:table-cell>
          <table:table-cell table:style-name="ce105" table:formula="of:=RANK([.AN19];[.$AN$3:.$AN$30];0)" office:value-type="float" office:value="26" calcext:value-type="float">
            <text:p>26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1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967732" calcext:value-type="float">
            <text:p>96773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2" calcext:value-type="float">
            <text:p>8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2%" calcext:value-type="string">
            <text:p>-82%</text:p>
          </table:table-cell>
          <table:table-cell table:style-name="ce125" table:formula="of:=1-[.D20]/100" office:value-type="float" office:value="0.18" calcext:value-type="float">
            <text:p>0,18</text:p>
          </table:table-cell>
          <table:table-cell table:style-name="ce106" table:formula="of:=RANK([.B20];[.$B$3:.$B$26];0)" office:value-type="float" office:value="1" calcext:value-type="float">
            <text:p>1</text:p>
          </table:table-cell>
          <table:table-cell table:style-name="ce106" table:formula="of:=RANDBETWEEN(1;1000000)" office:value-type="float" office:value="731011" calcext:value-type="float">
            <text:p>73101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1" calcext:value-type="float">
            <text:p>8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1%" calcext:value-type="string">
            <text:p>+81%</text:p>
          </table:table-cell>
          <table:table-cell table:style-name="ce125" table:formula="of:=1+[.K20]/100" office:value-type="float" office:value="1.81" calcext:value-type="float">
            <text:p>1,81</text:p>
          </table:table-cell>
          <table:table-cell table:style-name="ce106" table:formula="of:=RANK([.I20];[.$I$3:.$I$25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907440" calcext:value-type="float">
            <text:p>90744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3" calcext:value-type="float">
            <text:p>0,13</text:p>
          </table:table-cell>
          <table:table-cell table:style-name="ce125" table:formula="of:=COM.MICROSOFT.CONCAT([.R20:.S20])" office:value-type="string" office:string-value=" x 0,13" calcext:value-type="string">
            <text:p><text:s/>x 0,1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7" calcext:value-type="float">
            <text:p>87</text:p>
          </table:table-cell>
          <table:table-cell table:style-name="ce130" table:formula="of:=COM.MICROSOFT.CONCAT([.U20:.V20])" office:value-type="string" office:string-value="-87" calcext:value-type="string">
            <text:p>-87</text:p>
          </table:table-cell>
          <table:table-cell table:style-name="ce125" table:formula="of:=RANK([.Q20];[.$Q$3:.$Q$26];0)" office:value-type="float" office:value="4" calcext:value-type="float">
            <text:p>4</text:p>
          </table:table-cell>
          <table:table-cell table:style-name="ce125" table:formula="of:=RANDBETWEEN(1;1000000)" office:value-type="float" office:value="6238" calcext:value-type="float">
            <text:p>623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1" calcext:value-type="float">
            <text:p>1,81</text:p>
          </table:table-cell>
          <table:table-cell table:style-name="ce125" table:formula="of:=COM.MICROSOFT.CONCAT([.Z20:.AA20])" office:value-type="string" office:string-value=" x 1,81" calcext:value-type="string">
            <text:p><text:s/>x 1,8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1" calcext:value-type="float">
            <text:p>81</text:p>
          </table:table-cell>
          <table:table-cell table:style-name="ce137" table:formula="of:=COM.MICROSOFT.CONCAT([.AC20:.AD20])" office:value-type="string" office:string-value="+81" calcext:value-type="string">
            <text:p>+81</text:p>
          </table:table-cell>
          <table:table-cell table:style-name="ce125" table:formula="of:=RANK([.Y20];[.$Y$3:.$Y$26];0)" office:value-type="float" office:value="24" calcext:value-type="float">
            <text:p>24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959413" calcext:value-type="float">
            <text:p>959413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630" calcext:value-type="float">
            <text:p>630</text:p>
          </table:table-cell>
          <table:table-cell table:style-name="ce124" table:formula="of:=[.AI20]*[.AJ20]" office:value-type="float" office:value="441" calcext:value-type="float">
            <text:p>441</text:p>
          </table:table-cell>
          <table:table-cell table:style-name="ce105" table:formula="of:=RANK([.AH20];[.$AH$3:.$AH$27];0)" office:value-type="float" office:value="1" calcext:value-type="float">
            <text:p>1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973636" calcext:value-type="float">
            <text:p>97363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40%" calcext:value-type="string">
            <text:p>+40%</text:p>
          </table:table-cell>
          <table:table-cell table:style-name="ce142" table:formula="of:=IF([.AO20]=&quot;+&quot;;1+[.AP20]/100;1-[.AP20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60%" calcext:value-type="string">
            <text:p>+60%</text:p>
          </table:table-cell>
          <table:table-cell table:style-name="ce142" table:formula="of:=IF([.AT20]=&quot;+&quot;;1+[.AU20]/100;1-[.AU20]/100)" office:value-type="float" office:value="1.6" calcext:value-type="float">
            <text:p>1,6</text:p>
          </table:table-cell>
          <table:table-cell table:style-name="ce124" table:formula="of:=[.AX20]*[.AS20]" office:value-type="float" office:value="2.24" calcext:value-type="float">
            <text:p>2,24</text:p>
          </table:table-cell>
          <table:table-cell table:style-name="ce129" table:formula="of:=IF([.AY20]&lt;1;&quot;-&quot;;&quot;+&quot;)" office:value-type="string" office:string-value="+" calcext:value-type="string">
            <text:p>+</text:p>
          </table:table-cell>
          <table:table-cell table:style-name="ce124" table:formula="of:=ROUND(100*IF([.AY20]&gt;=1;[.AY20]-1;1-[.AY20]);0)" office:value-type="float" office:value="124" calcext:value-type="float">
            <text:p>124</text:p>
          </table:table-cell>
          <table:table-cell table:style-name="ce129" table:formula="of:=IF([.BA20]=0;&quot;0&quot;;COM.MICROSOFT.CONCAT([.AZ20:.BA20]))" office:value-type="string" office:string-value="+124" calcext:value-type="string">
            <text:p>+124</text:p>
          </table:table-cell>
          <table:table-cell table:style-name="ce105" table:formula="of:=RANK([.AN20];[.$AN$3:.$AN$30];0)" office:value-type="float" office:value="1" calcext:value-type="float">
            <text:p>1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1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297040" calcext:value-type="float">
            <text:p>297040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3" calcext:value-type="float">
            <text:p>9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3%" calcext:value-type="string">
            <text:p>+93%</text:p>
          </table:table-cell>
          <table:table-cell table:style-name="ce125" table:formula="of:=1+[.D21]/100" office:value-type="float" office:value="1.93" calcext:value-type="float">
            <text:p>1,93</text:p>
          </table:table-cell>
          <table:table-cell table:style-name="ce106" table:formula="of:=RANK([.B21];[.$B$3:.$B$26];0)" office:value-type="float" office:value="18" calcext:value-type="float">
            <text:p>18</text:p>
          </table:table-cell>
          <table:table-cell table:style-name="ce106" table:formula="of:=RANDBETWEEN(1;1000000)" office:value-type="float" office:value="945041" calcext:value-type="float">
            <text:p>94504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1" calcext:value-type="float">
            <text:p>9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1%" calcext:value-type="string">
            <text:p>-91%</text:p>
          </table:table-cell>
          <table:table-cell table:style-name="ce125" table:formula="of:=1-[.K21]/100" office:value-type="float" office:value="0.09" calcext:value-type="float">
            <text:p>0,09</text:p>
          </table:table-cell>
          <table:table-cell table:style-name="ce106" table:formula="of:=RANK([.I21];[.$I$3:.$I$25];0)" office:value-type="float" office:value="1" calcext:value-type="float">
            <text:p>1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491098" calcext:value-type="float">
            <text:p>49109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8" calcext:value-type="float">
            <text:p>1,98</text:p>
          </table:table-cell>
          <table:table-cell table:style-name="ce125" table:formula="of:=COM.MICROSOFT.CONCAT([.R21:.S21])" office:value-type="string" office:string-value=" x 1,98" calcext:value-type="string">
            <text:p><text:s/>x 1,9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8" calcext:value-type="float">
            <text:p>98</text:p>
          </table:table-cell>
          <table:table-cell table:style-name="ce130" table:formula="of:=COM.MICROSOFT.CONCAT([.U21:.V21])" office:value-type="string" office:string-value="+98" calcext:value-type="string">
            <text:p>+98</text:p>
          </table:table-cell>
          <table:table-cell table:style-name="ce125" table:formula="of:=RANK([.Q21];[.$Q$3:.$Q$26];0)" office:value-type="float" office:value="18" calcext:value-type="float">
            <text:p>18</text:p>
          </table:table-cell>
          <table:table-cell table:style-name="ce125" table:formula="of:=RANDBETWEEN(1;1000000)" office:value-type="float" office:value="766609" calcext:value-type="float">
            <text:p>76660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9" calcext:value-type="float">
            <text:p>0,09</text:p>
          </table:table-cell>
          <table:table-cell table:style-name="ce125" table:formula="of:=COM.MICROSOFT.CONCAT([.Z21:.AA21])" office:value-type="string" office:string-value=" x 0,09" calcext:value-type="string">
            <text:p><text:s/>x 0,0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1" calcext:value-type="float">
            <text:p>91</text:p>
          </table:table-cell>
          <table:table-cell table:style-name="ce137" table:formula="of:=COM.MICROSOFT.CONCAT([.AC21:.AD21])" office:value-type="string" office:string-value="-91" calcext:value-type="string">
            <text:p>-91</text:p>
          </table:table-cell>
          <table:table-cell table:style-name="ce125" table:formula="of:=RANK([.Y21];[.$Y$3:.$Y$26];0)" office:value-type="float" office:value="5" calcext:value-type="float">
            <text:p>5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421404" calcext:value-type="float">
            <text:p>421404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590" calcext:value-type="float">
            <text:p>590</text:p>
          </table:table-cell>
          <table:table-cell table:style-name="ce124" table:formula="of:=[.AI21]*[.AJ21]" office:value-type="float" office:value="413" calcext:value-type="float">
            <text:p>413</text:p>
          </table:table-cell>
          <table:table-cell table:style-name="ce105" table:formula="of:=RANK([.AH21];[.$AH$3:.$AH$27];0)" office:value-type="float" office:value="13" calcext:value-type="float">
            <text:p>13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587338" calcext:value-type="float">
            <text:p>58733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+50%" calcext:value-type="string">
            <text:p>+50%</text:p>
          </table:table-cell>
          <table:table-cell table:style-name="ce142" table:formula="of:=IF([.AO21]=&quot;+&quot;;1+[.AP21]/100;1-[.AP21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80%" calcext:value-type="string">
            <text:p>-80%</text:p>
          </table:table-cell>
          <table:table-cell table:style-name="ce142" table:formula="of:=IF([.AT21]=&quot;+&quot;;1+[.AU21]/100;1-[.AU21]/100)" office:value-type="float" office:value="0.2" calcext:value-type="float">
            <text:p>0,2</text:p>
          </table:table-cell>
          <table:table-cell table:style-name="ce124" table:formula="of:=[.AX21]*[.AS21]" office:value-type="float" office:value="0.3" calcext:value-type="float">
            <text:p>0,3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70" calcext:value-type="float">
            <text:p>70</text:p>
          </table:table-cell>
          <table:table-cell table:style-name="ce129" table:formula="of:=IF([.BA21]=0;&quot;0&quot;;COM.MICROSOFT.CONCAT([.AZ21:.BA21]))" office:value-type="string" office:string-value="-70" calcext:value-type="string">
            <text:p>-70</text:p>
          </table:table-cell>
          <table:table-cell table:style-name="ce105" table:formula="of:=RANK([.AN21];[.$AN$3:.$AN$30];0)" office:value-type="float" office:value="15" calcext:value-type="float">
            <text:p>15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839356" calcext:value-type="float">
            <text:p>83935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5" calcext:value-type="float">
            <text:p>5</text:p>
          </table:table-cell>
          <table:table-cell table:style-name="ce107" table:formula="of:=RANDBETWEEN(1;1000000)" office:value-type="float" office:value="492330" calcext:value-type="float">
            <text:p>49233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6" calcext:value-type="float">
            <text:p>6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655276" calcext:value-type="float">
            <text:p>65527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2" calcext:value-type="float">
            <text:p>12</text:p>
          </table:table-cell>
          <table:table-cell table:style-name="ce126" table:formula="of:=RANDBETWEEN(1;1000000)" office:value-type="float" office:value="160619" calcext:value-type="float">
            <text:p>16061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379777" calcext:value-type="float">
            <text:p>379777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220" calcext:value-type="float">
            <text:p>220</text:p>
          </table:table-cell>
          <table:table-cell table:style-name="ce124" table:formula="of:=[.AI22]*[.AJ22]" office:value-type="float" office:value="154" calcext:value-type="float">
            <text:p>154</text:p>
          </table:table-cell>
          <table:table-cell table:style-name="ce105" table:formula="of:=RANK([.AH22];[.$AH$3:.$AH$27];0)" office:value-type="float" office:value="15" calcext:value-type="float">
            <text:p>15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717411" calcext:value-type="float">
            <text:p>71741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50%" calcext:value-type="string">
            <text:p>-50%</text:p>
          </table:table-cell>
          <table:table-cell table:style-name="ce142" table:formula="of:=IF([.AO22]=&quot;+&quot;;1+[.AP22]/100;1-[.AP22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-20%" calcext:value-type="string">
            <text:p>-20%</text:p>
          </table:table-cell>
          <table:table-cell table:style-name="ce142" table:formula="of:=IF([.AT22]=&quot;+&quot;;1+[.AU22]/100;1-[.AU22]/100)" office:value-type="float" office:value="0.8" calcext:value-type="float">
            <text:p>0,8</text:p>
          </table:table-cell>
          <table:table-cell table:style-name="ce124" table:formula="of:=[.AX22]*[.AS22]" office:value-type="float" office:value="0.4" calcext:value-type="float">
            <text:p>0,4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60" calcext:value-type="float">
            <text:p>60</text:p>
          </table:table-cell>
          <table:table-cell table:style-name="ce129" table:formula="of:=IF([.BA22]=0;&quot;0&quot;;COM.MICROSOFT.CONCAT([.AZ22:.BA22]))" office:value-type="string" office:string-value="-60" calcext:value-type="string">
            <text:p>-60</text:p>
          </table:table-cell>
          <table:table-cell table:style-name="ce105" table:formula="of:=RANK([.AN22];[.$AN$3:.$AN$30];0)" office:value-type="float" office:value="11" calcext:value-type="float">
            <text:p>11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1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647717" calcext:value-type="float">
            <text:p>647717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9" calcext:value-type="float">
            <text:p>9</text:p>
          </table:table-cell>
          <table:table-cell table:style-name="ce107" table:formula="of:=RANDBETWEEN(1;1000000)" office:value-type="float" office:value="259434" calcext:value-type="float">
            <text:p>25943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8" calcext:value-type="float">
            <text:p>18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712351" calcext:value-type="float">
            <text:p>71235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9" calcext:value-type="float">
            <text:p>9</text:p>
          </table:table-cell>
          <table:table-cell table:style-name="ce126" table:formula="of:=RANDBETWEEN(1;1000000)" office:value-type="float" office:value="580003" calcext:value-type="float">
            <text:p>58000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1" calcext:value-type="float">
            <text:p>11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774787" calcext:value-type="float">
            <text:p>774787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160" calcext:value-type="float">
            <text:p>160</text:p>
          </table:table-cell>
          <table:table-cell table:style-name="ce124" table:formula="of:=[.AI23]*[.AJ23]" office:value-type="float" office:value="16" calcext:value-type="float">
            <text:p>16</text:p>
          </table:table-cell>
          <table:table-cell table:style-name="ce105" table:formula="of:=RANK([.AH23];[.$AH$3:.$AH$27];0)" office:value-type="float" office:value="5" calcext:value-type="float">
            <text:p>5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18767" calcext:value-type="float">
            <text:p>1876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-80%" calcext:value-type="string">
            <text:p>-80%</text:p>
          </table:table-cell>
          <table:table-cell table:style-name="ce142" table:formula="of:=IF([.AO23]=&quot;+&quot;;1+[.AP23]/100;1-[.AP23]/100)" office:value-type="float" office:value="0.2" calcext:value-type="float">
            <text:p>0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-90%" calcext:value-type="string">
            <text:p>-90%</text:p>
          </table:table-cell>
          <table:table-cell table:style-name="ce142" table:formula="of:=IF([.AT23]=&quot;+&quot;;1+[.AU23]/100;1-[.AU23]/100)" office:value-type="float" office:value="0.1" calcext:value-type="float">
            <text:p>0,1</text:p>
          </table:table-cell>
          <table:table-cell table:style-name="ce124" table:formula="of:=[.AX23]*[.AS23]" office:value-type="float" office:value="0.02" calcext:value-type="float">
            <text:p>0,02</text:p>
          </table:table-cell>
          <table:table-cell table:style-name="ce129" table:formula="of:=IF([.AY23]&lt;1;&quot;-&quot;;&quot;+&quot;)" office:value-type="string" office:string-value="-" calcext:value-type="string">
            <text:p>-</text:p>
          </table:table-cell>
          <table:table-cell table:style-name="ce124" table:formula="of:=ROUND(100*IF([.AY23]&gt;=1;[.AY23]-1;1-[.AY23]);0)" office:value-type="float" office:value="98" calcext:value-type="float">
            <text:p>98</text:p>
          </table:table-cell>
          <table:table-cell table:style-name="ce129" table:formula="of:=IF([.BA23]=0;&quot;0&quot;;COM.MICROSOFT.CONCAT([.AZ23:.BA23]))" office:value-type="string" office:string-value="-98" calcext:value-type="string">
            <text:p>-98</text:p>
          </table:table-cell>
          <table:table-cell table:style-name="ce105" table:formula="of:=RANK([.AN23];[.$AN$3:.$AN$30];0)" office:value-type="float" office:value="28" calcext:value-type="float">
            <text:p>28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1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748319" calcext:value-type="float">
            <text:p>74831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8" calcext:value-type="float">
            <text:p>8</text:p>
          </table:table-cell>
          <table:table-cell table:style-name="ce107" table:formula="of:=RANDBETWEEN(1;1000000)" office:value-type="float" office:value="710319" calcext:value-type="float">
            <text:p>71031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4" calcext:value-type="float">
            <text:p>4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753274" calcext:value-type="float">
            <text:p>75327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6" calcext:value-type="float">
            <text:p>6</text:p>
          </table:table-cell>
          <table:table-cell table:style-name="ce126" table:formula="of:=RANDBETWEEN(1;1000000)" office:value-type="float" office:value="507325" calcext:value-type="float">
            <text:p>50732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12" calcext:value-type="float">
            <text:p>12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491987" calcext:value-type="float">
            <text:p>491987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770" calcext:value-type="float">
            <text:p>770</text:p>
          </table:table-cell>
          <table:table-cell table:style-name="ce124" table:formula="of:=[.AI24]*[.AJ24]" office:value-type="float" office:value="693" calcext:value-type="float">
            <text:p>693</text:p>
          </table:table-cell>
          <table:table-cell table:style-name="ce105" table:formula="of:=RANK([.AH24];[.$AH$3:.$AH$27];0)" office:value-type="float" office:value="11" calcext:value-type="float">
            <text:p>11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709451" calcext:value-type="float">
            <text:p>70945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-90%" calcext:value-type="string">
            <text:p>-90%</text:p>
          </table:table-cell>
          <table:table-cell table:style-name="ce142" table:formula="of:=IF([.AO24]=&quot;+&quot;;1+[.AP24]/100;1-[.AP24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-60%" calcext:value-type="string">
            <text:p>-60%</text:p>
          </table:table-cell>
          <table:table-cell table:style-name="ce142" table:formula="of:=IF([.AT24]=&quot;+&quot;;1+[.AU24]/100;1-[.AU24]/100)" office:value-type="float" office:value="0.4" calcext:value-type="float">
            <text:p>0,4</text:p>
          </table:table-cell>
          <table:table-cell table:style-name="ce124" table:formula="of:=[.AX24]*[.AS24]" office:value-type="float" office:value="0.04" calcext:value-type="float">
            <text:p>0,04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96" calcext:value-type="float">
            <text:p>96</text:p>
          </table:table-cell>
          <table:table-cell table:style-name="ce129" table:formula="of:=IF([.BA24]=0;&quot;0&quot;;COM.MICROSOFT.CONCAT([.AZ24:.BA24]))" office:value-type="string" office:string-value="-96" calcext:value-type="string">
            <text:p>-96</text:p>
          </table:table-cell>
          <table:table-cell table:style-name="ce105" table:formula="of:=RANK([.AN24];[.$AN$3:.$AN$30];0)" office:value-type="float" office:value="12" calcext:value-type="float">
            <text:p>12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1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370741" calcext:value-type="float">
            <text:p>37074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6" calcext:value-type="float">
            <text:p>16</text:p>
          </table:table-cell>
          <table:table-cell table:style-name="ce107" table:formula="of:=RANDBETWEEN(1;1000000)" office:value-type="float" office:value="356798" calcext:value-type="float">
            <text:p>35679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16" calcext:value-type="float">
            <text:p>16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969260" calcext:value-type="float">
            <text:p>96926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3" calcext:value-type="float">
            <text:p>3</text:p>
          </table:table-cell>
          <table:table-cell table:style-name="ce126" table:formula="of:=RANDBETWEEN(1;1000000)" office:value-type="float" office:value="759210" calcext:value-type="float">
            <text:p>75921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6" calcext:value-type="float">
            <text:p>6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305116" calcext:value-type="float">
            <text:p>305116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190" calcext:value-type="float">
            <text:p>190</text:p>
          </table:table-cell>
          <table:table-cell table:style-name="ce124" table:formula="of:=[.AI25]*[.AJ25]" office:value-type="float" office:value="133" calcext:value-type="float">
            <text:p>133</text:p>
          </table:table-cell>
          <table:table-cell table:style-name="ce105" table:formula="of:=RANK([.AH25];[.$AH$3:.$AH$27];0)" office:value-type="float" office:value="19" calcext:value-type="float">
            <text:p>19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837010" calcext:value-type="float">
            <text:p>837010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50%" calcext:value-type="string">
            <text:p>+50%</text:p>
          </table:table-cell>
          <table:table-cell table:style-name="ce142" table:formula="of:=IF([.AO25]=&quot;+&quot;;1+[.AP25]/100;1-[.AP25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50%" calcext:value-type="string">
            <text:p>+50%</text:p>
          </table:table-cell>
          <table:table-cell table:style-name="ce142" table:formula="of:=IF([.AT25]=&quot;+&quot;;1+[.AU25]/100;1-[.AU25]/100)" office:value-type="float" office:value="1.5" calcext:value-type="float">
            <text:p>1,5</text:p>
          </table:table-cell>
          <table:table-cell table:style-name="ce124" table:formula="of:=[.AX25]*[.AS25]" office:value-type="float" office:value="2.25" calcext:value-type="float">
            <text:p>2,25</text:p>
          </table:table-cell>
          <table:table-cell table:style-name="ce129" table:formula="of:=IF([.AY25]&lt;1;&quot;-&quot;;&quot;+&quot;)" office:value-type="string" office:string-value="+" calcext:value-type="string">
            <text:p>+</text:p>
          </table:table-cell>
          <table:table-cell table:style-name="ce124" table:formula="of:=ROUND(100*IF([.AY25]&gt;=1;[.AY25]-1;1-[.AY25]);0)" office:value-type="float" office:value="125" calcext:value-type="float">
            <text:p>125</text:p>
          </table:table-cell>
          <table:table-cell table:style-name="ce129" table:formula="of:=IF([.BA25]=0;&quot;0&quot;;COM.MICROSOFT.CONCAT([.AZ25:.BA25]))" office:value-type="string" office:string-value="+125" calcext:value-type="string">
            <text:p>+125</text:p>
          </table:table-cell>
          <table:table-cell table:style-name="ce105" table:formula="of:=RANK([.AN25];[.$AN$3:.$AN$30];0)" office:value-type="float" office:value="5" calcext:value-type="float">
            <text:p>5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1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774000" calcext:value-type="float">
            <text:p>774000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69719" calcext:value-type="float">
            <text:p>6971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24" calcext:value-type="float">
            <text:p>24</text:p>
          </table:table-cell>
          <table:table-cell table:style-name="ce126" table:formula="of:=RANDBETWEEN(1;1000000)" office:value-type="float" office:value="339842" calcext:value-type="float">
            <text:p>33984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6" calcext:value-type="float">
            <text:p>16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106965" calcext:value-type="float">
            <text:p>106965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50" calcext:value-type="float">
            <text:p>650</text:p>
          </table:table-cell>
          <table:table-cell table:style-name="ce124" table:formula="of:=[.AI26]*[.AJ26]" office:value-type="float" office:value="130" calcext:value-type="float">
            <text:p>130</text:p>
          </table:table-cell>
          <table:table-cell table:style-name="ce105" table:formula="of:=RANK([.AH26];[.$AH$3:.$AH$27];0)" office:value-type="float" office:value="21" calcext:value-type="float">
            <text:p>21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718579" calcext:value-type="float">
            <text:p>71857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+40%" calcext:value-type="string">
            <text:p>+40%</text:p>
          </table:table-cell>
          <table:table-cell table:style-name="ce142" table:formula="of:=IF([.AO26]=&quot;+&quot;;1+[.AP26]/100;1-[.AP26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+80%" calcext:value-type="string">
            <text:p>+80%</text:p>
          </table:table-cell>
          <table:table-cell table:style-name="ce142" table:formula="of:=IF([.AT26]=&quot;+&quot;;1+[.AU26]/100;1-[.AU26]/100)" office:value-type="float" office:value="1.8" calcext:value-type="float">
            <text:p>1,8</text:p>
          </table:table-cell>
          <table:table-cell table:style-name="ce124" table:formula="of:=[.AX26]*[.AS26]" office:value-type="float" office:value="2.52" calcext:value-type="float">
            <text:p>2,52</text:p>
          </table:table-cell>
          <table:table-cell table:style-name="ce129" table:formula="of:=IF([.AY26]&lt;1;&quot;-&quot;;&quot;+&quot;)" office:value-type="string" office:string-value="+" calcext:value-type="string">
            <text:p>+</text:p>
          </table:table-cell>
          <table:table-cell table:style-name="ce124" table:formula="of:=ROUND(100*IF([.AY26]&gt;=1;[.AY26]-1;1-[.AY26]);0)" office:value-type="float" office:value="152" calcext:value-type="float">
            <text:p>152</text:p>
          </table:table-cell>
          <table:table-cell table:style-name="ce129" table:formula="of:=IF([.BA26]=0;&quot;0&quot;;COM.MICROSOFT.CONCAT([.AZ26:.BA26]))" office:value-type="string" office:string-value="+152" calcext:value-type="string">
            <text:p>+152</text:p>
          </table:table-cell>
          <table:table-cell table:style-name="ce105" table:formula="of:=RANK([.AN26];[.$AN$3:.$AN$30];0)" office:value-type="float" office:value="10" calcext:value-type="float">
            <text:p>10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1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746426" calcext:value-type="float">
            <text:p>746426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40" calcext:value-type="float">
            <text:p>240</text:p>
          </table:table-cell>
          <table:table-cell table:style-name="ce124" table:formula="of:=[.AI27]*[.AJ27]" office:value-type="float" office:value="72" calcext:value-type="float">
            <text:p>72</text:p>
          </table:table-cell>
          <table:table-cell table:style-name="ce105" table:formula="of:=RANK([.AH27];[.$AH$3:.$AH$27];0)" office:value-type="float" office:value="7" calcext:value-type="float">
            <text:p>7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502137" calcext:value-type="float">
            <text:p>50213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20%" calcext:value-type="string">
            <text:p>-20%</text:p>
          </table:table-cell>
          <table:table-cell table:style-name="ce142" table:formula="of:=IF([.AO27]=&quot;+&quot;;1+[.AP27]/100;1-[.AP27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+90%" calcext:value-type="string">
            <text:p>+90%</text:p>
          </table:table-cell>
          <table:table-cell table:style-name="ce142" table:formula="of:=IF([.AT27]=&quot;+&quot;;1+[.AU27]/100;1-[.AU27]/100)" office:value-type="float" office:value="1.9" calcext:value-type="float">
            <text:p>1,9</text:p>
          </table:table-cell>
          <table:table-cell table:style-name="ce124" table:formula="of:=[.AX27]*[.AS27]" office:value-type="float" office:value="1.52" calcext:value-type="float">
            <text:p>1,52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52" calcext:value-type="float">
            <text:p>52</text:p>
          </table:table-cell>
          <table:table-cell table:style-name="ce129" table:formula="of:=IF([.BA27]=0;&quot;0&quot;;COM.MICROSOFT.CONCAT([.AZ27:.BA27]))" office:value-type="string" office:string-value="+52" calcext:value-type="string">
            <text:p>+52</text:p>
          </table:table-cell>
          <table:table-cell table:style-name="ce105" table:formula="of:=RANK([.AN27];[.$AN$3:.$AN$30];0)" office:value-type="float" office:value="18" calcext:value-type="float">
            <text:p>18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1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280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613872" calcext:value-type="float">
            <text:p>61387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60%" calcext:value-type="string">
            <text:p>-60%</text:p>
          </table:table-cell>
          <table:table-cell table:style-name="ce142" table:formula="of:=IF([.AO28]=&quot;+&quot;;1+[.AP28]/100;1-[.AP28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-60%" calcext:value-type="string">
            <text:p>-60%</text:p>
          </table:table-cell>
          <table:table-cell table:style-name="ce142" table:formula="of:=IF([.AT28]=&quot;+&quot;;1+[.AU28]/100;1-[.AU28]/100)" office:value-type="float" office:value="0.4" calcext:value-type="float">
            <text:p>0,4</text:p>
          </table:table-cell>
          <table:table-cell table:style-name="ce124" table:formula="of:=[.AX28]*[.AS28]" office:value-type="float" office:value="0.16" calcext:value-type="float">
            <text:p>0,16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84" calcext:value-type="float">
            <text:p>84</text:p>
          </table:table-cell>
          <table:table-cell table:style-name="ce129" table:formula="of:=IF([.BA28]=0;&quot;0&quot;;COM.MICROSOFT.CONCAT([.AZ28:.BA28]))" office:value-type="string" office:string-value="-84" calcext:value-type="string">
            <text:p>-84</text:p>
          </table:table-cell>
          <table:table-cell table:style-name="ce105" table:formula="of:=RANK([.AN28];[.$AN$3:.$AN$30];0)" office:value-type="float" office:value="14" calcext:value-type="float">
            <text:p>14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1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280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679688" calcext:value-type="float">
            <text:p>67968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+30%" calcext:value-type="string">
            <text:p>+30%</text:p>
          </table:table-cell>
          <table:table-cell table:style-name="ce142" table:formula="of:=IF([.AO29]=&quot;+&quot;;1+[.AP29]/100;1-[.AP29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90%" calcext:value-type="string">
            <text:p>-90%</text:p>
          </table:table-cell>
          <table:table-cell table:style-name="ce142" table:formula="of:=IF([.AT29]=&quot;+&quot;;1+[.AU29]/100;1-[.AU29]/100)" office:value-type="float" office:value="0.1" calcext:value-type="float">
            <text:p>0,1</text:p>
          </table:table-cell>
          <table:table-cell table:style-name="ce124" table:formula="of:=[.AX29]*[.AS29]" office:value-type="float" office:value="0.13" calcext:value-type="float">
            <text:p>0,13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87" calcext:value-type="float">
            <text:p>87</text:p>
          </table:table-cell>
          <table:table-cell table:style-name="ce129" table:formula="of:=IF([.BA29]=0;&quot;0&quot;;COM.MICROSOFT.CONCAT([.AZ29:.BA29]))" office:value-type="string" office:string-value="-87" calcext:value-type="string">
            <text:p>-87</text:p>
          </table:table-cell>
          <table:table-cell table:style-name="ce105" table:formula="of:=RANK([.AN29];[.$AN$3:.$AN$30];0)" office:value-type="float" office:value="13" calcext:value-type="float">
            <text:p>13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1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280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429929" calcext:value-type="float">
            <text:p>42992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+50%" calcext:value-type="string">
            <text:p>+50%</text:p>
          </table:table-cell>
          <table:table-cell table:style-name="ce142" table:formula="of:=IF([.AO30]=&quot;+&quot;;1+[.AP30]/100;1-[.AP30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40%" calcext:value-type="string">
            <text:p>+40%</text:p>
          </table:table-cell>
          <table:table-cell table:style-name="ce142" table:formula="of:=IF([.AT30]=&quot;+&quot;;1+[.AU30]/100;1-[.AU30]/100)" office:value-type="float" office:value="1.4" calcext:value-type="float">
            <text:p>1,4</text:p>
          </table:table-cell>
          <table:table-cell table:style-name="ce124" table:formula="of:=[.AX30]*[.AS30]" office:value-type="float" office:value="2.1" calcext:value-type="float">
            <text:p>2,1</text:p>
          </table:table-cell>
          <table:table-cell table:style-name="ce129" table:formula="of:=IF([.AY30]&lt;1;&quot;-&quot;;&quot;+&quot;)" office:value-type="string" office:string-value="+" calcext:value-type="string">
            <text:p>+</text:p>
          </table:table-cell>
          <table:table-cell table:style-name="ce124" table:formula="of:=ROUND(100*IF([.AY30]&gt;=1;[.AY30]-1;1-[.AY30]);0)" office:value-type="float" office:value="110" calcext:value-type="float">
            <text:p>110</text:p>
          </table:table-cell>
          <table:table-cell table:style-name="ce129" table:formula="of:=IF([.BA30]=0;&quot;0&quot;;COM.MICROSOFT.CONCAT([.AZ30:.BA30]))" office:value-type="string" office:string-value="+110" calcext:value-type="string">
            <text:p>+110</text:p>
          </table:table-cell>
          <table:table-cell table:style-name="ce105" table:formula="of:=RANK([.AN30];[.$AN$3:.$AN$30];0)" office:value-type="float" office:value="20" calcext:value-type="float">
            <text:p>20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280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450371" calcext:value-type="float">
            <text:p>45037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90%" calcext:value-type="string">
            <text:p>-90%</text:p>
          </table:table-cell>
          <table:table-cell table:style-name="ce142" table:formula="of:=IF([.AO31]=&quot;+&quot;;1+[.AP31]/100;1-[.AP31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80%" calcext:value-type="string">
            <text:p>+80%</text:p>
          </table:table-cell>
          <table:table-cell table:style-name="ce142" table:formula="of:=IF([.AT31]=&quot;+&quot;;1+[.AU31]/100;1-[.AU31]/100)" office:value-type="float" office:value="1.8" calcext:value-type="float">
            <text:p>1,8</text:p>
          </table:table-cell>
          <table:table-cell table:style-name="ce124" table:formula="of:=[.AX31]*[.AS31]" office:value-type="float" office:value="0.18" calcext:value-type="float">
            <text:p>0,18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82" calcext:value-type="float">
            <text:p>82</text:p>
          </table:table-cell>
          <table:table-cell table:style-name="ce129" table:formula="of:=IF([.BA31]=0;&quot;0&quot;;COM.MICROSOFT.CONCAT([.AZ31:.BA31]))" office:value-type="string" office:string-value="-82" calcext:value-type="string">
            <text:p>-82</text:p>
          </table:table-cell>
          <table:table-cell table:style-name="ce105" table:formula="of:=RANK([.AN31];[.$AN$3:.$AN$30];0)" office:value-type="float" office:value="20" calcext:value-type="float">
            <text:p>20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280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450469" calcext:value-type="float">
            <text:p>45046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20%" calcext:value-type="string">
            <text:p>+20%</text:p>
          </table:table-cell>
          <table:table-cell table:style-name="ce142" table:formula="of:=IF([.AO32]=&quot;+&quot;;1+[.AP32]/100;1-[.AP32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30%" calcext:value-type="string">
            <text:p>+30%</text:p>
          </table:table-cell>
          <table:table-cell table:style-name="ce142" table:formula="of:=IF([.AT32]=&quot;+&quot;;1+[.AU32]/100;1-[.AU32]/100)" office:value-type="float" office:value="1.3" calcext:value-type="float">
            <text:p>1,3</text:p>
          </table:table-cell>
          <table:table-cell table:style-name="ce124" table:formula="of:=[.AX32]*[.AS32]" office:value-type="float" office:value="1.56" calcext:value-type="float">
            <text:p>1,56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56" calcext:value-type="float">
            <text:p>56</text:p>
          </table:table-cell>
          <table:table-cell table:style-name="ce129" table:formula="of:=IF([.BA32]=0;&quot;0&quot;;COM.MICROSOFT.CONCAT([.AZ32:.BA32]))" office:value-type="string" office:string-value="+56" calcext:value-type="string">
            <text:p>+56</text:p>
          </table:table-cell>
          <table:table-cell table:style-name="ce105" table:formula="of:=RANK([.AN32];[.$AN$3:.$AN$30];0)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07:04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6T20:07:39.396000000</dc:date>
    <meta:editing-duration>P1DT15H39M45S</meta:editing-duration>
    <meta:editing-cycles>425</meta:editing-cycles>
    <meta:generator>LibreOffice/6.0.6.2$Windows_X86_64 LibreOffice_project/0c292870b25a325b5ed35f6b45599d2ea4458e77</meta:generator>
    <meta:document-statistic meta:table-count="6" meta:cell-count="1818" meta:object-count="21"/>
  </office:meta>
</office:document-meta>
</file>